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pitch="variable"/>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family-generic="roman" style:font-pitch="variable"/>
    <style:font-face style:name="Lora2" svg:font-family="Lora" style:font-family-generic="system" style:font-pitch="variable"/>
    <style:font-face style:name="Noto Naskh Arabic" svg:font-family="'Noto Naskh Arabic'" style:font-family-generic="roman"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style:font-face style:name="SolaimanLipi" svg:font-family="SolaimanLipi" style:font-pitch="variable"/>
  </office:font-face-decls>
  <office:automatic-styles>
    <style:style style:name="Table1" style:family="table">
      <style:table-properties style:width="7.3257in" fo:margin-left="0in" fo:margin-top="0in" fo:margin-bottom="0in" table:align="left" style:writing-mode="rl-tb"/>
    </style:style>
    <style:style style:name="Table1.A" style:family="table-column">
      <style:table-column-properties style:column-width="1.4646in"/>
    </style:style>
    <style:style style:name="Table1.B" style:family="table-column">
      <style:table-column-properties style:column-width="1.4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3257in" fo:margin-left="0in" fo:margin-top="0in" fo:margin-bottom="0in" fo:break-before="auto" fo:break-after="auto" table:align="left"/>
    </style:style>
    <style:style style:name="Table2.A" style:family="table-column">
      <style:table-column-properties style:column-width="1.4646in"/>
    </style:style>
    <style:style style:name="Table2.C" style:family="table-column">
      <style:table-column-properties style:column-width="1.4653in"/>
    </style:style>
    <style:style style:name="Table2.E" style:family="table-column">
      <style:table-column-properties style:column-width="1.466in"/>
    </style:style>
    <style:style style:name="Table2.1" style:family="table-row">
      <style:table-row-properties fo:keep-together="auto"/>
    </style:style>
    <style:style style:name="Table2.A1" style:family="table-cell">
      <style:table-cell-properties style:vertical-align="" fo:padding="0.0694in" fo:border-left="1pt solid #000000" fo:border-right="none" fo:border-top="1pt solid #000000" fo:border-bottom="1pt solid #000000"/>
    </style:style>
    <style:style style:name="Table2.B1" style:family="table-cell">
      <style:table-cell-properties style:vertical-align="" fo:padding="0.0694in" fo:border="1pt solid #000000"/>
    </style:style>
    <style:style style:name="Table3" style:family="table">
      <style:table-properties style:width="7.3257in" fo:margin-left="0in" fo:margin-top="0in" fo:margin-bottom="0in" fo:break-before="auto" fo:break-after="auto" table:align="left"/>
    </style:style>
    <style:style style:name="Table3.A" style:family="table-column">
      <style:table-column-properties style:column-width="1.8313in"/>
    </style:style>
    <style:style style:name="Table3.D" style:family="table-column">
      <style:table-column-properties style:column-width="1.8319in"/>
    </style:style>
    <style:style style:name="Table3.1" style:family="table-row">
      <style:table-row-properties style:min-row-height="0.3472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11" style:family="table">
      <style:table-properties style:width="7.3236in" table:align="margins"/>
    </style:style>
    <style:style style:name="Table11.A" style:family="table-column">
      <style:table-column-properties style:column-width="2.441in" style:rel-column-width="21845*"/>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4" style:family="table">
      <style:table-properties style:width="7.3257in" fo:margin-left="0in" fo:margin-top="0in" fo:margin-bottom="0in" fo:break-before="auto" fo:break-after="auto" table:align="left"/>
    </style:style>
    <style:style style:name="Table4.A" style:family="table-column">
      <style:table-column-properties style:column-width="3.6625in"/>
    </style:style>
    <style:style style:name="Table4.B" style:family="table-column">
      <style:table-column-properties style:column-width="3.6632in"/>
    </style:style>
    <style:style style:name="Table4.1" style:family="table-row">
      <style:table-row-properties style:min-row-height="0.5in" fo:keep-together="auto"/>
    </style:style>
    <style:style style:name="Table4.A1" style:family="table-cell">
      <style:table-cell-properties style:vertical-align="" fo:padding="0.0694in" fo:border="1pt solid #000000"/>
    </style:style>
    <style:style style:name="Table5" style:family="table">
      <style:table-properties style:width="7.3257in" fo:margin-left="0in" fo:margin-top="0in" fo:margin-bottom="0in" table:align="left"/>
    </style:style>
    <style:style style:name="Table5.A" style:family="table-column">
      <style:table-column-properties style:column-width="3.6625in"/>
    </style:style>
    <style:style style:name="Table5.B" style:family="table-column">
      <style:table-column-properties style:column-width="3.6632in"/>
    </style:style>
    <style:style style:name="Table5.1" style:family="table-row">
      <style:table-row-properties style:min-row-height="0.5in" fo:keep-together="auto"/>
    </style:style>
    <style:style style:name="Table5.A1" style:family="table-cell">
      <style:table-cell-properties style:vertical-align="" fo:padding="0.0694in" fo:border="1pt solid #000000"/>
    </style:style>
    <style:style style:name="Table6" style:family="table">
      <style:table-properties style:width="7.3257in" fo:margin-left="0in" fo:margin-top="0in" fo:margin-bottom="0in" table:align="left" style:writing-mode="rl-tb"/>
    </style:style>
    <style:style style:name="Table6.A" style:family="table-column">
      <style:table-column-properties style:column-width="3.6625in"/>
    </style:style>
    <style:style style:name="Table6.B" style:family="table-column">
      <style:table-column-properties style:column-width="3.6632in"/>
    </style:style>
    <style:style style:name="Table6.1" style:family="table-row">
      <style:table-row-properties style:min-row-height="0.5in" fo:keep-together="auto"/>
    </style:style>
    <style:style style:name="Table6.A1" style:family="table-cell">
      <style:table-cell-properties style:vertical-align="" fo:padding="0.0694in" fo:border="1pt solid #000000"/>
    </style:style>
    <style:style style:name="Table10" style:family="table">
      <style:table-properties style:width="7.3236in" table:align="margins"/>
    </style:style>
    <style:style style:name="Table10.A" style:family="table-column">
      <style:table-column-properties style:column-width="3.6618in" style:rel-column-width="32767*"/>
    </style:style>
    <style:style style:name="Table10.B" style:family="table-column">
      <style:table-column-properties style:column-width="3.6618in" style:rel-column-width="32768*"/>
    </style:style>
    <style:style style:name="Table10.A1" style:family="table-cell">
      <style:table-cell-properties fo:padding="0.0382in" fo:border-left="0.75pt solid #000000" fo:border-right="none" fo:border-top="0.75pt solid #000000" fo:border-bottom="0.75pt solid #000000"/>
    </style:style>
    <style:style style:name="Table10.B1" style:family="table-cell">
      <style:table-cell-properties fo:padding="0.0382in" fo:border="0.75pt solid #000000"/>
    </style:style>
    <style:style style:name="Table10.A2" style:family="table-cell">
      <style:table-cell-properties fo:padding="0.0382in" fo:border-left="0.75pt solid #000000" fo:border-right="none" fo:border-top="none" fo:border-bottom="0.75pt solid #000000"/>
    </style:style>
    <style:style style:name="Table10.B2" style:family="table-cell">
      <style:table-cell-properties fo:padding="0.0382in" fo:border-left="0.75pt solid #000000" fo:border-right="0.75pt solid #000000" fo:border-top="none" fo:border-bottom="0.75pt solid #000000"/>
    </style:style>
    <style:style style:name="Table12" style:family="table">
      <style:table-properties style:width="7.3236in" table:align="margins"/>
    </style:style>
    <style:style style:name="Table12.A" style:family="table-column">
      <style:table-column-properties style:column-width="2.441in" style:rel-column-width="21845*"/>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3" style:family="table">
      <style:table-properties style:width="7.3236in" table:align="margins"/>
    </style:style>
    <style:style style:name="Table13.A" style:family="table-column">
      <style:table-column-properties style:column-width="2.441in" style:rel-column-width="21845*"/>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4" style:family="table">
      <style:table-properties style:width="7.3236in" table:align="margins"/>
    </style:style>
    <style:style style:name="Table14.A" style:family="table-column">
      <style:table-column-properties style:column-width="2.441in" style:rel-column-width="21845*"/>
    </style:style>
    <style:style style:name="Table14.A1" style:family="table-cell">
      <style:table-cell-properties fo:padding="0.0382in" fo:border-left="0.5pt solid #000000" fo:border-right="none" fo:border-top="0.5pt solid #000000" fo:border-bottom="0.5pt solid #000000"/>
    </style:style>
    <style:style style:name="Table14.C1" style:family="table-cell">
      <style:table-cell-properties fo:padding="0.0382in" fo:border="0.5pt solid #000000"/>
    </style:style>
    <style:style style:name="Table16" style:family="table">
      <style:table-properties style:width="7.3236in" table:align="margins"/>
    </style:style>
    <style:style style:name="Table16.A" style:family="table-column">
      <style:table-column-properties style:column-width="1.4646in" style:rel-column-width="13105*"/>
    </style:style>
    <style:style style:name="Table16.C" style:family="table-column">
      <style:table-column-properties style:column-width="1.5063in" style:rel-column-width="13478*"/>
    </style:style>
    <style:style style:name="Table16.D" style:family="table-column">
      <style:table-column-properties style:column-width="2.8882in" style:rel-column-width="25847*"/>
    </style:style>
    <style:style style:name="Table16.A1" style:family="table-cell">
      <style:table-cell-properties fo:padding="0.0382in" fo:border-left="0.5pt solid #000000" fo:border-right="none" fo:border-top="0.5pt solid #000000" fo:border-bottom="0.5pt solid #000000"/>
    </style:style>
    <style:style style:name="Table16.C1" style:family="table-cell">
      <style:table-cell-properties fo:padding="0.0382in" fo:border="0.5pt solid #000000"/>
    </style:style>
    <style:style style:name="Table17" style:family="table">
      <style:table-properties style:width="7.3236in" table:align="margins"/>
    </style:style>
    <style:style style:name="Table17.A" style:family="table-column">
      <style:table-column-properties style:column-width="1.4347in" style:rel-column-width="12838*"/>
    </style:style>
    <style:style style:name="Table17.B" style:family="table-column">
      <style:table-column-properties style:column-width="1.5042in" style:rel-column-width="13459*"/>
    </style:style>
    <style:style style:name="Table17.C" style:family="table-column">
      <style:table-column-properties style:column-width="1.4965in" style:rel-column-width="13391*"/>
    </style:style>
    <style:style style:name="Table17.D" style:family="table-column">
      <style:table-column-properties style:column-width="2.8882in" style:rel-column-width="25847*"/>
    </style:style>
    <style:style style:name="Table17.A1" style:family="table-cell">
      <style:table-cell-properties fo:padding="0.0382in" fo:border-left="0.5pt solid #000000" fo:border-right="none" fo:border-top="0.5pt solid #000000" fo:border-bottom="0.5pt solid #000000"/>
    </style:style>
    <style:style style:name="Table17.C1" style:family="table-cell">
      <style:table-cell-properties fo:padding="0.0382in" fo:border="0.5pt solid #000000"/>
    </style:style>
    <style:style style:name="Table18" style:family="table">
      <style:table-properties style:width="7.3236in" table:align="margins"/>
    </style:style>
    <style:style style:name="Table18.A" style:family="table-column">
      <style:table-column-properties style:column-width="0.7813in" style:rel-column-width="6990*"/>
    </style:style>
    <style:style style:name="Table18.B" style:family="table-column">
      <style:table-column-properties style:column-width="6.5424in" style:rel-column-width="58545*"/>
    </style:style>
    <style:style style:name="Table18.A1" style:family="table-cell">
      <style:table-cell-properties fo:padding="0.0382in" fo:border-left="0.5pt solid #000000" fo:border-right="none" fo:border-top="0.5pt solid #000000" fo:border-bottom="0.5pt solid #000000"/>
    </style:style>
    <style:style style:name="Table18.B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7" style:family="table">
      <style:table-properties style:width="7.2986in" fo:margin-left="0in" fo:margin-top="0in" fo:margin-bottom="0in" table:align="left"/>
    </style:style>
    <style:style style:name="Table7.A" style:family="table-column">
      <style:table-column-properties style:column-width="1.5826in"/>
    </style:style>
    <style:style style:name="Table7.B" style:family="table-column">
      <style:table-column-properties style:column-width="5.716in"/>
    </style:style>
    <style:style style:name="Table7.1" style:family="table-row">
      <style:table-row-properties style:min-row-height="0.4535in" fo:keep-together="auto"/>
    </style:style>
    <style:style style:name="Table7.A1" style:family="table-cell">
      <style:table-cell-properties style:vertical-align="" fo:padding="0.0694in" fo:border="1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8" style:family="table">
      <style:table-properties style:width="7.3125in" fo:margin-left="0in" fo:margin-top="0in" fo:margin-bottom="0in" fo:break-before="auto" fo:break-after="auto" table:align="left"/>
    </style:style>
    <style:style style:name="Table8.A" style:family="table-column">
      <style:table-column-properties style:column-width="2.0243in"/>
    </style:style>
    <style:style style:name="Table8.B" style:family="table-column">
      <style:table-column-properties style:column-width="5.2882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7.3125in" fo:margin-left="0in" fo:margin-top="0in" fo:margin-bottom="0in" fo:break-before="auto" fo:break-after="auto" table:align="left"/>
    </style:style>
    <style:style style:name="Table9.A" style:family="table-column">
      <style:table-column-properties style:column-width="1.7431in"/>
    </style:style>
    <style:style style:name="Table9.B" style:family="table-column">
      <style:table-column-properties style:column-width="5.5694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25" style:family="table">
      <style:table-properties style:width="7.3125in" fo:margin-left="0in" fo:margin-top="0in" fo:margin-bottom="0in" fo:break-before="auto" fo:break-after="auto" table:align="left"/>
    </style:style>
    <style:style style:name="Table25.A" style:family="table-column">
      <style:table-column-properties style:column-width="1.7431in"/>
    </style:style>
    <style:style style:name="Table25.B" style:family="table-column">
      <style:table-column-properties style:column-width="5.5694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15" style:family="table">
      <style:table-properties style:width="7.3215in" table:align="left"/>
    </style:style>
    <style:style style:name="Table15.A" style:family="table-column">
      <style:table-column-properties style:column-width="1.2278in"/>
    </style:style>
    <style:style style:name="Table15.B" style:family="table-column">
      <style:table-column-properties style:column-width="6.0938in"/>
    </style:style>
    <style:style style:name="Table15.A1" style:family="table-cell">
      <style:table-cell-properties fo:padding="0.0382in" fo:border-left="0.5pt solid #000000" fo:border-right="none" fo:border-top="0.5pt solid #000000" fo:border-bottom="0.5pt solid #000000"/>
    </style:style>
    <style:style style:name="Table15.B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9" style:family="table">
      <style:table-properties style:width="7.3236in" table:align="margins"/>
    </style:style>
    <style:style style:name="Table19.A" style:family="table-column">
      <style:table-column-properties style:column-width="1.5993in" style:rel-column-width="14311*"/>
    </style:style>
    <style:style style:name="Table19.B" style:family="table-column">
      <style:table-column-properties style:column-width="5.7243in" style:rel-column-width="51224*"/>
    </style:style>
    <style:style style:name="Table19.A1" style:family="table-cell">
      <style:table-cell-properties fo:padding="0.0382in" fo:border="none"/>
    </style:style>
    <style:style style:name="Table20" style:family="table">
      <style:table-properties style:width="7.3236in" table:align="margins"/>
    </style:style>
    <style:style style:name="Table20.A" style:family="table-column">
      <style:table-column-properties style:column-width="1.6007in" style:rel-column-width="14323*"/>
    </style:style>
    <style:style style:name="Table20.B" style:family="table-column">
      <style:table-column-properties style:column-width="5.7229in" style:rel-column-width="51212*"/>
    </style:style>
    <style:style style:name="Table20.A1" style:family="table-cell">
      <style:table-cell-properties fo:padding="0.0382in" fo:border="none"/>
    </style:style>
    <style:style style:name="Table21" style:family="table">
      <style:table-properties style:width="7.3236in" table:align="margins"/>
    </style:style>
    <style:style style:name="Table21.A" style:family="table-column">
      <style:table-column-properties style:column-width="2.441in" style:rel-column-width="21845*"/>
    </style:style>
    <style:style style:name="Table21.A1" style:family="table-cell">
      <style:table-cell-properties fo:padding="0.0382in" fo:border-left="0.5pt solid #000000" fo:border-right="none" fo:border-top="0.5pt solid #000000" fo:border-bottom="0.5pt solid #000000"/>
    </style:style>
    <style:style style:name="Table21.C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2" style:family="table">
      <style:table-properties style:width="7.3236in" table:align="margins"/>
    </style:style>
    <style:style style:name="Table22.A" style:family="table-column">
      <style:table-column-properties style:column-width="1.166in" style:rel-column-width="10433*"/>
    </style:style>
    <style:style style:name="Table22.B" style:family="table-column">
      <style:table-column-properties style:column-width="6.1576in" style:rel-column-width="55102*"/>
    </style:style>
    <style:style style:name="Table22.A1" style:family="table-cell">
      <style:table-cell-properties fo:padding="0.0382in" fo:border-left="0.5pt solid #000000" fo:border-right="none" fo:border-top="0.5pt solid #000000" fo:border-bottom="0.5pt solid #000000"/>
    </style:style>
    <style:style style:name="Table22.B1" style:family="table-cell">
      <style:table-cell-properties fo:padding="0.0382in" fo:border="0.5pt solid #000000"/>
    </style:style>
    <style:style style:name="Table22.A2" style:family="table-cell">
      <style:table-cell-properties fo:padding="0.0382in" fo:border-left="0.5pt solid #000000" fo:border-right="none" fo:border-top="none" fo:border-bottom="0.5pt solid #000000"/>
    </style:style>
    <style:style style:name="Table22.B2" style:family="table-cell">
      <style:table-cell-properties fo:padding="0.0382in" fo:border-left="0.5pt solid #000000" fo:border-right="0.5pt solid #000000" fo:border-top="none" fo:border-bottom="0.5pt solid #000000"/>
    </style:style>
    <style:style style:name="Table24" style:family="table">
      <style:table-properties style:width="7.3236in" table:align="margins"/>
    </style:style>
    <style:style style:name="Table24.A" style:family="table-column">
      <style:table-column-properties style:column-width="1.166in" style:rel-column-width="10433*"/>
    </style:style>
    <style:style style:name="Table24.B" style:family="table-column">
      <style:table-column-properties style:column-width="6.1576in" style:rel-column-width="55102*"/>
    </style:style>
    <style:style style:name="Table24.A1" style:family="table-cell">
      <style:table-cell-properties fo:padding="0.0382in" fo:border-left="0.5pt solid #000000" fo:border-right="none" fo:border-top="0.5pt solid #000000" fo:border-bottom="0.5pt solid #000000"/>
    </style:style>
    <style:style style:name="Table24.B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B2" style:family="table-cell">
      <style:table-cell-properties fo:padding="0.0382in" fo:border-left="0.5pt solid #000000" fo:border-right="0.5pt solid #000000" fo:border-top="none" fo:border-bottom="0.5pt solid #000000"/>
    </style:style>
    <style:style style:name="Table23" style:family="table">
      <style:table-properties style:width="7.3236in" table:align="margins"/>
    </style:style>
    <style:style style:name="Table23.A" style:family="table-column">
      <style:table-column-properties style:column-width="0.7931in" style:rel-column-width="7096*"/>
    </style:style>
    <style:style style:name="Table23.B" style:family="table-column">
      <style:table-column-properties style:column-width="1.8764in" style:rel-column-width="16790*"/>
    </style:style>
    <style:style style:name="Table23.C" style:family="table-column">
      <style:table-column-properties style:column-width="4.6542in" style:rel-column-width="41649*"/>
    </style:style>
    <style:style style:name="Table23.A1" style:family="table-cell">
      <style:table-cell-properties fo:padding="0.0382in" fo:border-left="0.5pt solid #808080" fo:border-right="none" fo:border-top="0.5pt solid #808080" fo:border-bottom="0.5pt solid #808080"/>
    </style:style>
    <style:style style:name="Table23.C1" style:family="table-cell">
      <style:table-cell-properties fo:padding="0.0382in" fo:border="0.5pt solid #808080"/>
    </style:style>
    <style:style style:name="Table23.A2" style:family="table-cell">
      <style:table-cell-properties fo:padding="0.0382in" fo:border-left="0.5pt solid #808080" fo:border-right="none" fo:border-top="none" fo:border-bottom="0.5pt solid #808080"/>
    </style:style>
    <style:style style:name="Table23.C2" style:family="table-cell">
      <style:table-cell-properties fo:padding="0.0382in" fo:border-left="0.5pt solid #808080" fo:border-right="0.5pt solid #808080" fo:border-top="none" fo:border-bottom="0.5pt solid #808080"/>
    </style:style>
    <style:style style:name="Table26" style:family="table">
      <style:table-properties style:width="7.3236in" table:align="margins"/>
    </style:style>
    <style:style style:name="Table26.A" style:family="table-column">
      <style:table-column-properties style:column-width="2.441in" style:rel-column-width="21845*"/>
    </style:style>
    <style:style style:name="Table26.A1" style:family="table-cell">
      <style:table-cell-properties fo:padding="0.0382in" fo:border-left="0.5pt solid #000000" fo:border-right="none" fo:border-top="0.5pt solid #000000" fo:border-bottom="0.5pt solid #000000"/>
    </style:style>
    <style:style style:name="Table26.C1" style:family="table-cell">
      <style:table-cell-properties fo:padding="0.0382in" fo:border="0.5pt solid #000000"/>
    </style:style>
    <style:style style:name="Table26.A2" style:family="table-cell">
      <style:table-cell-properties fo:padding="0.0382in" fo:border-left="0.5pt solid #000000" fo:border-right="none" fo:border-top="none" fo:border-bottom="0.5pt solid #000000"/>
    </style:style>
    <style:style style:name="Table26.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line-height="100%"/>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officeooo:paragraph-rsid="00c00a54"/>
    </style:style>
    <style:style style:name="P6" style:family="paragraph" style:parent-style-name="Standard">
      <style:paragraph-properties fo:line-height="100%" fo:text-align="center" style:justify-single-word="false" style:writing-mode="lr-tb"/>
    </style:style>
    <style:style style:name="P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paragraph-rsid="00821343"/>
    </style:style>
    <style:style style:name="P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10" style:family="paragraph" style:parent-style-name="Standard">
      <style:paragraph-properties fo:line-height="100%" fo:text-align="center" style:justify-single-word="false"/>
      <style:text-properties style:font-name="Poppins" fo:font-size="55pt" fo:font-weight="bold" style:font-name-asian="Poppins1" style:font-size-asian="55pt" style:font-weight-asian="bold" style:font-name-complex="Poppins1" style:font-size-complex="55pt"/>
    </style:style>
    <style:style style:name="P11" style:family="paragraph" style:parent-style-name="Standard">
      <style:paragraph-properties fo:line-height="100%" fo:text-align="start" style:justify-single-word="false"/>
      <style:text-properties style:font-name="Poppins" fo:font-size="55pt" fo:font-weight="bold" style:font-name-asian="Poppins1" style:font-size-asian="55pt" style:font-weight-asian="bold" style:font-name-complex="Poppins1" style:font-size-complex="55pt"/>
    </style:style>
    <style:style style:name="P12" style:family="paragraph" style:parent-style-name="Standard">
      <style:paragraph-properties fo:line-height="100%" fo:text-align="center" style:justify-single-word="false"/>
      <style:text-properties style:font-name="Poppins" fo:font-size="20pt" fo:font-weight="bold" style:font-name-asian="Poppins1" style:font-size-asian="20pt" style:font-weight-asian="bold" style:font-name-complex="Poppins1" style:font-size-complex="20pt"/>
    </style:style>
    <style:style style:name="P13" style:family="paragraph" style:parent-style-name="Standard">
      <style:paragraph-properties fo:line-height="100%" fo:break-before="page"/>
      <style:text-properties style:font-name="Poppins" fo:font-size="20pt" fo:font-weight="bold" officeooo:paragraph-rsid="00f02f26" style:font-name-asian="Poppins1" style:font-size-asian="20pt" style:font-weight-asian="bold" style:font-name-complex="Poppins1" style:font-size-complex="20pt"/>
    </style:style>
    <style:style style:name="P14" style:family="paragraph" style:parent-style-name="Standard">
      <style:paragraph-properties fo:line-height="200%"/>
    </style:style>
    <style:style style:name="P15" style:family="paragraph" style:parent-style-name="Standard">
      <style:text-properties fo:color="#cc0000" loext:opacity="100%"/>
    </style:style>
    <style:style style:name="P16" style:family="paragraph" style:parent-style-name="Standard">
      <style:paragraph-properties fo:line-height="100%" fo:text-align="center" style:justify-single-word="false"/>
      <style:text-properties fo:color="#db005b" loext:opacity="100%" style:font-name="Poppins" fo:font-size="55pt" fo:font-weight="bold" style:font-name-asian="Poppins1" style:font-size-asian="55pt" style:font-weight-asian="bold" style:font-name-complex="Poppins1" style:font-size-complex="55pt"/>
    </style:style>
    <style:style style:name="P17" style:family="paragraph" style:parent-style-name="Standard">
      <style:paragraph-properties fo:line-height="100%" fo:text-align="center" style:justify-single-word="false"/>
      <style:text-properties fo:color="#f3f3f3" loext:opacity="100%" style:font-name="Poppins" fo:font-size="20pt" fo:font-weight="bold" style:font-name-asian="Poppins1" style:font-size-asian="20pt" style:font-weight-asian="bold" style:font-name-complex="Poppins1" style:font-size-complex="20pt"/>
    </style:style>
    <style:style style:name="P1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Noto Naskh Arabic" style:font-name-asian="Noto Naskh Arabic1" style:font-name-complex="Noto Naskh Arabic1"/>
    </style:style>
    <style:style style:name="P19" style:family="paragraph" style:parent-style-name="Standard">
      <style:paragraph-properties fo:text-align="center" style:justify-single-word="false"/>
      <style:text-properties style:font-name="Noto Naskh Arabic" style:font-name-asian="Noto Naskh Arabic1" style:font-name-complex="Noto Naskh Arabic1"/>
    </style:style>
    <style:style style:name="P20"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writing-mode="rl-tb"/>
      <style:text-properties style:font-name="Noto Naskh Arabic" style:font-name-asian="Noto Naskh Arabic1" style:font-name-complex="KFGQPC Uthmanic Script HAFS1"/>
    </style:style>
    <style:style style:name="P21" style:family="paragraph" style:parent-style-name="Standard">
      <style:paragraph-properties fo:line-height="100%" fo:text-align="center" style:justify-single-word="false" fo:orphans="0" fo:widows="0" style:writing-mode="rl-tb"/>
      <style:text-properties style:font-name="Noto Naskh Arabic" style:font-name-asian="Noto Naskh Arabic1" style:font-name-complex="KFGQPC Uthmanic Script HAFS1"/>
    </style:style>
    <style:style style:name="P22" style:family="paragraph" style:parent-style-name="Standard">
      <style:paragraph-properties fo:margin-left="0.5in" fo:margin-right="0in" fo:line-height="100%" fo:text-align="center" style:justify-single-word="false" fo:orphans="0" fo:widows="0" fo:text-indent="0in" style:auto-text-indent="false" style:writing-mode="lr-tb"/>
      <style:text-properties style:font-name="Noto Naskh Arabic" style:font-name-asian="Noto Naskh Arabic1" style:font-name-complex="KFGQPC Uthmanic Script HAFS1"/>
    </style:style>
    <style:style style:name="P23" style:family="paragraph" style:parent-style-name="Standard">
      <style:paragraph-properties fo:line-height="100%" fo:text-align="center" style:justify-single-word="false" fo:orphans="0" fo:widows="0" style:writing-mode="rl-tb"/>
      <style:text-properties style:font-name="Noto Naskh Arabic" officeooo:paragraph-rsid="00264986" style:font-name-asian="Noto Naskh Arabic1" style:font-name-complex="KFGQPC Uthmanic Script HAFS1"/>
    </style:style>
    <style:style style:name="P24" style:family="paragraph" style:parent-style-name="Standard">
      <style:paragraph-properties fo:line-height="100%" fo:text-align="center" style:justify-single-word="false" style:writing-mode="lr-tb"/>
      <style:text-properties style:font-name="Noto Naskh Arabic" style:font-name-asian="Noto Naskh Arabic1" style:font-name-complex="KFGQPC Uthmanic Script HAFS1"/>
    </style:style>
    <style:style style:name="P25" style:family="paragraph" style:parent-style-name="Standard">
      <style:paragraph-properties fo:line-height="100%" fo:text-align="end" style:justify-single-word="false" style:writing-mode="rl-tb"/>
      <style:text-properties style:font-name="Noto Naskh Arabic" style:font-name-asian="Noto Naskh Arabic1" style:font-name-complex="KFGQPC Uthmanic Script HAFS1"/>
    </style:style>
    <style:style style:name="P26" style:family="paragraph" style:parent-style-name="Standard">
      <style:paragraph-properties fo:text-align="end" style:justify-single-word="false" style:writing-mode="rl-tb"/>
      <style:text-properties style:font-name="Noto Naskh Arabic" style:font-name-asian="Noto Naskh Arabic1" style:font-name-complex="KFGQPC Uthmanic Script HAFS1"/>
    </style:style>
    <style:style style:name="P27"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Noto Naskh Arabic1" style:font-size-complex="17pt"/>
    </style:style>
    <style:style style:name="P28"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KFGQPC Uthmanic Script HAFS1" style:font-size-complex="17pt"/>
    </style:style>
    <style:style style:name="P29"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style:font-name-asian="Noto Naskh Arabic1" style:font-name-complex="Noto Naskh Arabic1"/>
    </style:style>
    <style:style style:name="P30" style:family="paragraph" style:parent-style-name="Standard">
      <style:paragraph-properties fo:line-height="100%" fo:text-align="center" style:justify-single-word="false" fo:orphans="0" fo:widows="0"/>
      <style:text-properties style:font-name="Lora" style:font-name-asian="Noto Naskh Arabic1" style:font-name-complex="Noto Naskh Arabic1"/>
    </style:style>
    <style:style style:name="P31" style:family="paragraph" style:parent-style-name="Standard">
      <style:paragraph-properties fo:margin-left="0in" fo:margin-right="0in" fo:line-height="100%" fo:text-align="center" style:justify-single-word="false" fo:orphans="0" fo:widows="0" fo:text-indent="0in" style:auto-text-indent="false" style:writing-mode="lr-tb"/>
      <style:text-properties style:font-name="Lora" style:font-name-asian="Noto Naskh Arabic1" style:font-name-complex="Noto Naskh Arabic1"/>
    </style:style>
    <style:style style:name="P32"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style:font-name-asian="Noto Naskh Arabic1" style:font-name-complex="Lora"/>
    </style:style>
    <style:style style:name="P33"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officeooo:rsid="00264986" officeooo:paragraph-rsid="00264986" style:font-name-asian="Noto Naskh Arabic1" style:font-name-complex="Lora"/>
    </style:style>
    <style:style style:name="P34" style:family="paragraph" style:parent-style-name="Table_20_Contents">
      <style:paragraph-properties fo:text-align="center" style:justify-single-word="false"/>
      <style:text-properties officeooo:rsid="001f342d" officeooo:paragraph-rsid="001f342d"/>
    </style:style>
    <style:style style:name="P35" style:family="paragraph" style:parent-style-name="Table_20_Contents">
      <style:paragraph-properties fo:text-align="center" style:justify-single-word="false"/>
      <style:text-properties officeooo:rsid="00224cf1" officeooo:paragraph-rsid="00224cf1"/>
    </style:style>
    <style:style style:name="P36" style:family="paragraph" style:parent-style-name="Standard">
      <style:text-properties officeooo:paragraph-rsid="0024f103"/>
    </style:style>
    <style:style style:name="P37" style:family="paragraph" style:parent-style-name="Standard">
      <style:text-properties officeooo:rsid="00264986" officeooo:paragraph-rsid="00264986"/>
    </style:style>
    <style:style style:name="P38" style:family="paragraph" style:parent-style-name="Table_20_Contents">
      <style:paragraph-properties fo:text-align="center" style:justify-single-word="false"/>
      <style:text-properties officeooo:rsid="00264986" officeooo:paragraph-rsid="00264986"/>
    </style:style>
    <style:style style:name="P39"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861141" loext:opacity="100%" style:font-name="Noto Naskh Arabic" officeooo:rsid="00264986" officeooo:paragraph-rsid="00264986" style:font-name-asian="Noto Naskh Arabic1" style:font-name-complex="KFGQPC Uthmanic Script HAFS1"/>
    </style:style>
    <style:style style:name="P40" style:family="paragraph" style:parent-style-name="Standard">
      <style:text-properties fo:color="#861141" loext:opacity="100%" officeooo:paragraph-rsid="00355e7a"/>
    </style:style>
    <style:style style:name="P41" style:family="paragraph" style:parent-style-name="Standard">
      <style:text-properties officeooo:rsid="002717bc" officeooo:paragraph-rsid="00293f86"/>
    </style:style>
    <style:style style:name="P42" style:family="paragraph" style:parent-style-name="Table_20_Contents">
      <style:paragraph-properties fo:text-align="center" style:justify-single-word="false"/>
      <style:text-properties officeooo:rsid="002717bc" officeooo:paragraph-rsid="002717bc"/>
    </style:style>
    <style:style style:name="P43" style:family="paragraph" style:parent-style-name="Standard">
      <style:text-properties officeooo:rsid="0027f837" officeooo:paragraph-rsid="0027f837"/>
    </style:style>
    <style:style style:name="P44" style:family="paragraph" style:parent-style-name="Standard">
      <style:text-properties officeooo:rsid="0027f837" officeooo:paragraph-rsid="003650fa"/>
    </style:style>
    <style:style style:name="P45" style:family="paragraph" style:parent-style-name="Standard">
      <style:text-properties officeooo:rsid="0027f837" officeooo:paragraph-rsid="007d6531"/>
    </style:style>
    <style:style style:name="P46" style:family="paragraph" style:parent-style-name="Standard">
      <style:text-properties officeooo:rsid="00293f86" officeooo:paragraph-rsid="0027f837"/>
    </style:style>
    <style:style style:name="P47" style:family="paragraph" style:parent-style-name="Standard">
      <style:text-properties officeooo:rsid="00293f86" officeooo:paragraph-rsid="00293f86"/>
    </style:style>
    <style:style style:name="P48" style:family="paragraph" style:parent-style-name="Standard">
      <style:paragraph-properties fo:text-align="center" style:justify-single-word="false"/>
      <style:text-properties officeooo:rsid="00293f86" officeooo:paragraph-rsid="00293f86"/>
    </style:style>
    <style:style style:name="P49" style:family="paragraph" style:parent-style-name="Table_20_Contents">
      <style:paragraph-properties fo:text-align="center" style:justify-single-word="false"/>
      <style:text-properties officeooo:rsid="00293f86" officeooo:paragraph-rsid="00293f86"/>
    </style:style>
    <style:style style:name="P5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330101" officeooo:paragraph-rsid="00330101"/>
    </style:style>
    <style:style style:name="P5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330101" officeooo:paragraph-rsid="00330101"/>
    </style:style>
    <style:style style:name="P5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fo:color="#c9211e" loext:opacity="100%"/>
    </style:style>
    <style:style style:name="P53" style:family="paragraph" style:parent-style-name="Standard">
      <style:text-properties fo:color="#c9211e" loext:opacity="100%" officeooo:rsid="0070e9e7" officeooo:paragraph-rsid="007262b5"/>
    </style:style>
    <style:style style:name="P54" style:family="paragraph" style:parent-style-name="Standard">
      <style:text-properties fo:color="#c9211e" loext:opacity="100%" officeooo:rsid="007262b5" officeooo:paragraph-rsid="007262b5"/>
    </style:style>
    <style:style style:name="P55" style:family="paragraph" style:parent-style-name="Standard">
      <style:paragraph-properties fo:text-align="center" style:justify-single-word="false"/>
      <style:text-properties fo:color="#c9211e" loext:opacity="100%" officeooo:rsid="007262b5" officeooo:paragraph-rsid="007262b5"/>
    </style:style>
    <style:style style:name="P56" style:family="paragraph" style:parent-style-name="Table_20_Contents">
      <style:paragraph-properties fo:text-align="center" style:justify-single-word="false"/>
      <style:text-properties fo:color="#c9211e" loext:opacity="100%" officeooo:rsid="002d847d" officeooo:paragraph-rsid="007262b5"/>
    </style:style>
    <style:style style:name="P57" style:family="paragraph" style:parent-style-name="Standard">
      <style:text-properties style:font-name="Lora1" style:font-name-asian="Lora2" style:font-name-complex="Lora2"/>
    </style:style>
    <style:style style:name="P58" style:family="paragraph" style:parent-style-name="Standard">
      <style:paragraph-properties fo:margin-left="0.5in" fo:margin-right="0in" fo:line-height="115%" fo:text-indent="0in" style:auto-text-indent="false"/>
      <style:text-properties style:font-name="Lora1" style:font-name-asian="Lora2" style:font-name-complex="Lora2"/>
    </style:style>
    <style:style style:name="P59" style:family="paragraph" style:parent-style-name="Standard">
      <style:paragraph-properties fo:margin-left="0.5in" fo:margin-right="0in" fo:line-height="115%" fo:text-indent="0in" style:auto-text-indent="false"/>
    </style:style>
    <style:style style:name="P60" style:family="paragraph" style:parent-style-name="Standard">
      <style:paragraph-properties fo:text-align="end" style:justify-single-word="false" style:writing-mode="rl-tb"/>
    </style:style>
    <style:style style:name="P61" style:family="paragraph" style:parent-style-name="Standard">
      <style:paragraph-properties fo:text-align="end" style:justify-single-word="false" style:writing-mode="rl-tb"/>
      <style:text-properties officeooo:paragraph-rsid="00c00a54"/>
    </style:style>
    <style:style style:name="P62" style:family="paragraph" style:parent-style-name="Standard">
      <style:paragraph-properties fo:text-align="start" style:justify-single-word="false" style:writing-mode="lr-tb"/>
      <style:text-properties officeooo:rsid="003650fa" officeooo:paragraph-rsid="003650fa"/>
    </style:style>
    <style:style style:name="P63" style:family="paragraph" style:parent-style-name="Standard">
      <style:text-properties officeooo:rsid="003650fa" officeooo:paragraph-rsid="003650fa"/>
    </style:style>
    <style:style style:name="P64" style:family="paragraph" style:parent-style-name="Standard">
      <style:text-properties officeooo:rsid="003650fa" officeooo:paragraph-rsid="007d6531"/>
    </style:style>
    <style:style style:name="P65" style:family="paragraph" style:parent-style-name="Table_20_Contents">
      <style:paragraph-properties fo:text-align="center" style:justify-single-word="false"/>
      <style:text-properties officeooo:rsid="00381bb3" officeooo:paragraph-rsid="00381bb3"/>
    </style:style>
    <style:style style:name="P66" style:family="paragraph" style:parent-style-name="Table_20_Contents">
      <style:paragraph-properties fo:text-align="start" style:justify-single-word="false"/>
      <style:text-properties officeooo:rsid="00381bb3" officeooo:paragraph-rsid="00381bb3"/>
    </style:style>
    <style:style style:name="P67" style:family="paragraph" style:parent-style-name="Standard">
      <style:text-properties officeooo:rsid="00381bb3" officeooo:paragraph-rsid="00381bb3"/>
    </style:style>
    <style:style style:name="P68" style:family="paragraph" style:parent-style-name="Standard">
      <style:text-properties officeooo:rsid="00381bb3" officeooo:paragraph-rsid="007d6531"/>
    </style:style>
    <style:style style:name="P69" style:family="paragraph" style:parent-style-name="Standard">
      <style:text-properties officeooo:rsid="003c19f8" officeooo:paragraph-rsid="003c19f8"/>
    </style:style>
    <style:style style:name="P70" style:family="paragraph" style:parent-style-name="Table_20_Contents">
      <style:paragraph-properties fo:text-align="center" style:justify-single-word="false"/>
      <style:text-properties officeooo:rsid="003c19f8" officeooo:paragraph-rsid="003c19f8"/>
    </style:style>
    <style:style style:name="P71" style:family="paragraph" style:parent-style-name="Table_20_Contents">
      <style:text-properties officeooo:rsid="003d0caa" officeooo:paragraph-rsid="003d0caa"/>
    </style:style>
    <style:style style:name="P72" style:family="paragraph" style:parent-style-name="Standard">
      <style:text-properties officeooo:rsid="0042cfb0" officeooo:paragraph-rsid="0042cfb0"/>
    </style:style>
    <style:style style:name="P73" style:family="paragraph" style:parent-style-name="Standard">
      <style:text-properties officeooo:rsid="0042f3a5" officeooo:paragraph-rsid="0042f3a5"/>
    </style:style>
    <style:style style:name="P74" style:family="paragraph" style:parent-style-name="Text_20_body">
      <style:text-properties officeooo:rsid="0042f3a5" officeooo:paragraph-rsid="0042f3a5"/>
    </style:style>
    <style:style style:name="P75" style:family="paragraph" style:parent-style-name="Text_20_body">
      <style:text-properties officeooo:paragraph-rsid="0043e899"/>
    </style:style>
    <style:style style:name="P76" style:family="paragraph" style:parent-style-name="Table_20_Contents">
      <style:paragraph-properties fo:text-align="start" style:justify-single-word="false"/>
      <style:text-properties officeooo:rsid="002d847d" officeooo:paragraph-rsid="0051a668"/>
    </style:style>
    <style:style style:name="P77" style:family="paragraph" style:parent-style-name="Table_20_Contents">
      <style:paragraph-properties fo:text-align="center" style:justify-single-word="false"/>
      <style:text-properties officeooo:rsid="002d847d" officeooo:paragraph-rsid="002d847d"/>
    </style:style>
    <style:style style:name="P78" style:family="paragraph" style:parent-style-name="Table_20_Contents">
      <style:paragraph-properties fo:text-align="center" style:justify-single-word="false"/>
      <style:text-properties officeooo:rsid="002d847d" officeooo:paragraph-rsid="007262b5"/>
    </style:style>
    <style:style style:name="P79" style:family="paragraph" style:parent-style-name="Table_20_Contents">
      <style:paragraph-properties fo:text-align="start" style:justify-single-word="false"/>
      <style:text-properties officeooo:rsid="00530d01" officeooo:paragraph-rsid="00530d01"/>
    </style:style>
    <style:style style:name="P80" style:family="paragraph" style:parent-style-name="Table_20_Contents">
      <style:paragraph-properties fo:text-align="start" style:justify-single-word="false"/>
      <style:text-properties officeooo:rsid="00530d01" officeooo:paragraph-rsid="00650f10"/>
    </style:style>
    <style:style style:name="P81" style:family="paragraph" style:parent-style-name="Table_20_Contents">
      <style:paragraph-properties fo:text-align="start" style:justify-single-word="false"/>
      <style:text-properties officeooo:rsid="0055d65b" officeooo:paragraph-rsid="0055d65b"/>
    </style:style>
    <style:style style:name="P82" style:family="paragraph" style:parent-style-name="Text_20_body">
      <style:text-properties officeooo:rsid="0057208a" officeooo:paragraph-rsid="0057208a"/>
    </style:style>
    <style:style style:name="P83" style:family="paragraph" style:parent-style-name="Standard">
      <style:text-properties officeooo:rsid="005bf625" officeooo:paragraph-rsid="005bf625"/>
    </style:style>
    <style:style style:name="P84" style:family="paragraph" style:parent-style-name="Text_20_body">
      <style:text-properties officeooo:rsid="005bf625" officeooo:paragraph-rsid="005bf625"/>
    </style:style>
    <style:style style:name="P85" style:family="paragraph" style:parent-style-name="Text_20_body">
      <style:text-properties officeooo:rsid="005740ab" officeooo:paragraph-rsid="005740ab"/>
    </style:style>
    <style:style style:name="P86" style:family="paragraph" style:parent-style-name="Text_20_body">
      <style:text-properties officeooo:rsid="005740ab" officeooo:paragraph-rsid="00919d44"/>
    </style:style>
    <style:style style:name="P87" style:family="paragraph" style:parent-style-name="Text_20_body">
      <style:text-properties officeooo:paragraph-rsid="005d1584"/>
    </style:style>
    <style:style style:name="P88" style:family="paragraph" style:parent-style-name="Text_20_body">
      <style:text-properties officeooo:rsid="005f40af" officeooo:paragraph-rsid="005f40af"/>
    </style:style>
    <style:style style:name="P89" style:family="paragraph" style:parent-style-name="Text_20_body">
      <style:text-properties style:use-window-font-color="true" loext:opacity="0%" officeooo:rsid="005f40af" officeooo:paragraph-rsid="005f40af"/>
    </style:style>
    <style:style style:name="P90" style:family="paragraph" style:parent-style-name="Standard">
      <style:paragraph-properties fo:text-align="center" style:justify-single-word="false"/>
      <style:text-properties style:use-window-font-color="true" loext:opacity="0%" officeooo:rsid="007262b5" officeooo:paragraph-rsid="007262b5"/>
    </style:style>
    <style:style style:name="P91" style:family="paragraph" style:parent-style-name="Standard">
      <style:text-properties style:use-window-font-color="true" loext:opacity="0%" officeooo:rsid="007262b5" officeooo:paragraph-rsid="007262b5"/>
    </style:style>
    <style:style style:name="P92" style:family="paragraph" style:parent-style-name="Standard">
      <style:text-properties style:use-window-font-color="true" loext:opacity="0%" officeooo:rsid="00898282" officeooo:paragraph-rsid="00898282"/>
    </style:style>
    <style:style style:name="P93" style:family="paragraph" style:parent-style-name="Standard">
      <style:text-properties style:use-window-font-color="true" loext:opacity="0%" officeooo:rsid="008ac9e2" officeooo:paragraph-rsid="008ac9e2"/>
    </style:style>
    <style:style style:name="P94" style:family="paragraph" style:parent-style-name="Standard">
      <style:text-properties style:use-window-font-color="true" loext:opacity="0%" officeooo:rsid="00984bc4" officeooo:paragraph-rsid="00984bc4"/>
    </style:style>
    <style:style style:name="P95" style:family="paragraph" style:parent-style-name="Table_20_Contents">
      <style:paragraph-properties fo:text-align="center" style:justify-single-word="false"/>
      <style:text-properties officeooo:rsid="0061e7ea" officeooo:paragraph-rsid="00224cf1" style:font-name-complex="SolaimanLipi"/>
    </style:style>
    <style:style style:name="P96" style:family="paragraph" style:parent-style-name="Table_20_Contents">
      <style:paragraph-properties fo:text-align="start" style:justify-single-word="false"/>
      <style:text-properties officeooo:rsid="0056a319" officeooo:paragraph-rsid="00545dc7"/>
    </style:style>
    <style:style style:name="P97" style:family="paragraph" style:parent-style-name="Standard">
      <style:paragraph-properties fo:break-before="page"/>
      <style:text-properties officeooo:rsid="006cd181" officeooo:paragraph-rsid="006cd181"/>
    </style:style>
    <style:style style:name="P98" style:family="paragraph" style:parent-style-name="Standard">
      <style:text-properties officeooo:rsid="006e58fe" officeooo:paragraph-rsid="006e58fe"/>
    </style:style>
    <style:style style:name="P99" style:family="paragraph" style:parent-style-name="Standard">
      <style:text-properties officeooo:rsid="006e58fe" officeooo:paragraph-rsid="0072f36b"/>
    </style:style>
    <style:style style:name="P100" style:family="paragraph" style:parent-style-name="Table_20_Contents">
      <style:paragraph-properties fo:text-align="center" style:justify-single-word="false"/>
      <style:text-properties officeooo:rsid="007d6531" officeooo:paragraph-rsid="007d6531"/>
    </style:style>
    <style:style style:name="P101" style:family="paragraph" style:parent-style-name="Text_20_body">
      <style:text-properties officeooo:rsid="00919d44" officeooo:paragraph-rsid="00919d44"/>
    </style:style>
    <style:style style:name="P102" style:family="paragraph" style:parent-style-name="Text_20_body">
      <style:text-properties officeooo:rsid="00650f10" officeooo:paragraph-rsid="00919d44"/>
    </style:style>
    <style:style style:name="P103" style:family="paragraph" style:parent-style-name="Standard">
      <style:text-properties style:font-name="Lora Medium2" officeooo:rsid="00293f86" officeooo:paragraph-rsid="00293f86"/>
    </style:style>
    <style:style style:name="P104" style:family="paragraph" style:parent-style-name="Standard">
      <style:text-properties officeooo:rsid="0096da0b" officeooo:paragraph-rsid="0096da0b"/>
    </style:style>
    <style:style style:name="P105" style:family="paragraph" style:parent-style-name="Standard">
      <style:text-properties officeooo:rsid="009f261d" officeooo:paragraph-rsid="009f261d"/>
    </style:style>
    <style:style style:name="P106" style:family="paragraph" style:parent-style-name="Table_20_Contents">
      <style:text-properties officeooo:rsid="009708e7" officeooo:paragraph-rsid="009708e7"/>
    </style:style>
    <style:style style:name="P107" style:family="paragraph" style:parent-style-name="Table_20_Contents">
      <style:paragraph-properties fo:text-align="center" style:justify-single-word="false"/>
      <style:text-properties officeooo:rsid="009708e7" officeooo:paragraph-rsid="009708e7"/>
    </style:style>
    <style:style style:name="P108" style:family="paragraph" style:parent-style-name="Table_20_Contents">
      <style:text-properties officeooo:rsid="0097f055" officeooo:paragraph-rsid="0097f055"/>
    </style:style>
    <style:style style:name="P109" style:family="paragraph" style:parent-style-name="Table_20_Contents">
      <style:text-properties officeooo:rsid="00b10a04" officeooo:paragraph-rsid="00b7dbc2"/>
    </style:style>
    <style:style style:name="P110" style:family="paragraph" style:parent-style-name="Table_20_Contents">
      <style:text-properties officeooo:rsid="00b59d9e" officeooo:paragraph-rsid="00b59d9e"/>
    </style:style>
    <style:style style:name="P111" style:family="paragraph" style:parent-style-name="Table_20_Contents">
      <style:paragraph-properties fo:text-align="end" style:justify-single-word="false" style:writing-mode="rl-tb"/>
      <style:text-properties officeooo:rsid="00b59d9e" officeooo:paragraph-rsid="00b59d9e"/>
    </style:style>
    <style:style style:name="P11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c1fd9d" officeooo:paragraph-rsid="00c1fd9d"/>
    </style:style>
    <style:style style:name="P113" style:family="paragraph" style:parent-style-name="Standard">
      <style:text-properties officeooo:paragraph-rsid="00c84de5"/>
    </style:style>
    <style:style style:name="P114" style:family="paragraph" style:parent-style-name="Standard">
      <style:text-properties officeooo:rsid="00cd7332" officeooo:paragraph-rsid="00cd7332"/>
    </style:style>
    <style:style style:name="P115" style:family="paragraph" style:parent-style-name="Standard">
      <style:text-properties officeooo:rsid="00d0433b" officeooo:paragraph-rsid="00d0433b"/>
    </style:style>
    <style:style style:name="P116" style:family="paragraph" style:parent-style-name="Table_20_Contents">
      <style:paragraph-properties fo:text-align="center" style:justify-single-word="false"/>
      <style:text-properties officeooo:rsid="00c9a4ea" officeooo:paragraph-rsid="00c9a4ea"/>
    </style:style>
    <style:style style:name="P117" style:family="paragraph" style:parent-style-name="Contents_20_1">
      <style:paragraph-properties>
        <style:tab-stops>
          <style:tab-stop style:position="7.3236in" style:type="right" style:leader-style="dotted" style:leader-text="."/>
        </style:tab-stops>
      </style:paragraph-properties>
    </style:style>
    <style:style style:name="P118" style:family="paragraph" style:parent-style-name="Contents_20_2">
      <style:paragraph-properties>
        <style:tab-stops>
          <style:tab-stop style:position="7.3236in" style:type="right" style:leader-style="dotted" style:leader-text="."/>
        </style:tab-stops>
      </style:paragraph-properties>
    </style:style>
    <style:style style:name="P119" style:family="paragraph" style:parent-style-name="Standard">
      <style:text-properties officeooo:rsid="00dbd8d2" officeooo:paragraph-rsid="00df0f53"/>
    </style:style>
    <style:style style:name="P120" style:family="paragraph" style:parent-style-name="Standard">
      <style:text-properties officeooo:rsid="00deab98" officeooo:paragraph-rsid="00deab98"/>
    </style:style>
    <style:style style:name="P121" style:family="paragraph" style:parent-style-name="Standard">
      <style:text-properties officeooo:rsid="00df0f53" officeooo:paragraph-rsid="00df0f53"/>
    </style:style>
    <style:style style:name="P122" style:family="paragraph" style:parent-style-name="Standard">
      <style:text-properties officeooo:rsid="00e577b2" officeooo:paragraph-rsid="00e577b2"/>
    </style:style>
    <style:style style:name="P123" style:family="paragraph" style:parent-style-name="Standard">
      <style:text-properties officeooo:rsid="00e7ecf3" officeooo:paragraph-rsid="00e7ecf3"/>
    </style:style>
    <style:style style:name="P124" style:family="paragraph" style:parent-style-name="Standard">
      <style:paragraph-properties fo:text-align="end" style:justify-single-word="false" style:writing-mode="rl-tb"/>
      <style:text-properties officeooo:paragraph-rsid="00be1d97" style:font-size-complex="17pt"/>
    </style:style>
    <style:style style:name="P125" style:family="paragraph" style:parent-style-name="Standard">
      <style:text-properties fo:color="#650953" loext:opacity="100%" officeooo:rsid="0070e9e7" officeooo:paragraph-rsid="00f5640a"/>
    </style:style>
    <style:style style:name="P126" style:family="paragraph" style:parent-style-name="Standard">
      <style:text-properties officeooo:rsid="0102243a" officeooo:paragraph-rsid="0102243a"/>
    </style:style>
    <style:style style:name="P127" style:family="paragraph" style:parent-style-name="Heading_20_1" style:master-page-name="Converted2">
      <style:paragraph-properties style:page-number="1"/>
    </style:style>
    <style:style style:name="P128" style:family="paragraph" style:parent-style-name="Heading_20_1">
      <style:paragraph-properties fo:break-before="page"/>
      <style:text-properties officeooo:paragraph-rsid="0024f103"/>
    </style:style>
    <style:style style:name="P129" style:family="paragraph" style:parent-style-name="Heading_20_1">
      <style:paragraph-properties fo:break-before="page"/>
    </style:style>
    <style:style style:name="P130" style:family="paragraph" style:parent-style-name="Heading_20_1">
      <style:paragraph-properties fo:break-before="page"/>
      <style:text-properties officeooo:paragraph-rsid="00381bb3"/>
    </style:style>
    <style:style style:name="P131" style:family="paragraph" style:parent-style-name="Heading_20_1">
      <style:paragraph-properties fo:break-before="page"/>
      <style:text-properties officeooo:paragraph-rsid="00c00a54"/>
    </style:style>
    <style:style style:name="P132" style:family="paragraph" style:parent-style-name="Heading_20_1">
      <style:paragraph-properties fo:break-before="page"/>
      <style:text-properties officeooo:paragraph-rsid="00fb6d6d"/>
    </style:style>
    <style:style style:name="P133" style:family="paragraph" style:parent-style-name="Heading_20_1">
      <style:paragraph-properties fo:break-before="page"/>
      <style:text-properties officeooo:paragraph-rsid="00b343f0"/>
    </style:style>
    <style:style style:name="P134" style:family="paragraph" style:parent-style-name="Heading_20_2">
      <style:text-properties officeooo:paragraph-rsid="00d56d36"/>
    </style:style>
    <style:style style:name="P135" style:family="paragraph" style:parent-style-name="Heading_20_2">
      <style:text-properties officeooo:paragraph-rsid="0027f837"/>
    </style:style>
    <style:style style:name="P136" style:family="paragraph" style:parent-style-name="Heading_20_2">
      <style:text-properties officeooo:paragraph-rsid="003a1686"/>
    </style:style>
    <style:style style:name="P137" style:family="paragraph" style:parent-style-name="Heading_20_2">
      <style:text-properties officeooo:paragraph-rsid="002ff536"/>
    </style:style>
    <style:style style:name="P138" style:family="paragraph" style:parent-style-name="Heading_20_2" style:list-style-name="WWNum1">
      <style:paragraph-properties fo:margin-left="0in" fo:margin-right="0in" fo:margin-top="0in" fo:margin-bottom="0.0835in" style:contextual-spacing="false" fo:text-indent="0in" style:auto-text-indent="false" fo:break-before="page"/>
      <style:text-properties officeooo:paragraph-rsid="0023b09b"/>
    </style:style>
    <style:style style:name="P139" style:family="paragraph" style:parent-style-name="Heading_20_2">
      <style:text-properties officeooo:paragraph-rsid="00c5bcca"/>
    </style:style>
    <style:style style:name="P140" style:family="paragraph" style:parent-style-name="Heading_20_2">
      <style:paragraph-properties fo:break-before="page"/>
      <style:text-properties officeooo:paragraph-rsid="00a93018"/>
    </style:style>
    <style:style style:name="P141" style:family="paragraph" style:parent-style-name="Heading_20_2">
      <style:text-properties officeooo:paragraph-rsid="00b7dbc2"/>
    </style:style>
    <style:style style:name="P142" style:family="paragraph" style:parent-style-name="Heading_20_2">
      <style:text-properties officeooo:rsid="00c84de5" officeooo:paragraph-rsid="00c84de5"/>
    </style:style>
    <style:style style:name="P143" style:family="paragraph" style:parent-style-name="Heading_20_2">
      <style:text-properties style:font-name-complex="KFGQPC Uthmanic Script HAFS1"/>
    </style:style>
    <style:style style:name="P144" style:family="paragraph" style:parent-style-name="Heading_20_2">
      <style:text-properties officeooo:paragraph-rsid="00ffa2e0" style:font-name-complex="KFGQPC Uthmanic Script HAFS1"/>
    </style:style>
    <style:style style:name="P145" style:family="paragraph" style:parent-style-name="Standard" style:master-page-name="First_20_Page">
      <style:paragraph-properties fo:line-height="100%" fo:text-align="center" style:justify-single-word="false" style:page-number="auto"/>
      <style:text-properties fo:color="#ff0000" loext:opacity="100%" style:font-name="Poppins" fo:font-size="20pt" fo:font-weight="bold" style:font-name-asian="Poppins1" style:font-size-asian="20pt" style:font-weight-asian="bold" style:font-name-complex="Poppins1" style:font-size-complex="20pt"/>
    </style:style>
    <style:style style:name="P146" style:family="paragraph" style:parent-style-name="Standard" style:master-page-name="Converted1">
      <style:paragraph-properties fo:line-height="100%" fo:text-align="center" style:justify-single-word="false" style:page-number="auto"/>
      <style:text-properties style:font-name="Poppins" fo:font-size="20pt" fo:font-weight="bold" style:font-name-asian="Poppins1" style:font-size-asian="20pt" style:font-weight-asian="bold" style:font-name-complex="Poppins1" style:font-size-complex="20pt"/>
    </style:style>
    <style:style style:name="P147" style:family="paragraph" style:parent-style-name="Standard" style:list-style-name="WWNum2">
      <style:paragraph-properties fo:margin-left="0.5in" fo:margin-right="0in" fo:text-indent="-0.25in" style:auto-text-indent="false"/>
    </style:style>
    <style:style style:name="P148" style:family="paragraph" style:parent-style-name="Standard" style:list-style-name="WWNum2">
      <style:paragraph-properties fo:margin-left="0.5in" fo:margin-right="0in" fo:text-indent="-0.25in" style:auto-text-indent="false"/>
      <style:text-properties officeooo:paragraph-rsid="002717bc"/>
    </style:style>
    <style:style style:name="P149" style:family="paragraph" style:parent-style-name="Standard" style:list-style-name="L7">
      <style:text-properties officeooo:rsid="002717bc" officeooo:paragraph-rsid="002717bc"/>
    </style:style>
    <style:style style:name="P150" style:family="paragraph" style:parent-style-name="Standard" style:list-style-name="L8">
      <style:text-properties officeooo:rsid="003a1686" officeooo:paragraph-rsid="003a1686"/>
    </style:style>
    <style:style style:name="P151" style:family="paragraph" style:parent-style-name="Standard" style:list-style-name="L8">
      <style:text-properties officeooo:rsid="003a79d5" officeooo:paragraph-rsid="003a79d5"/>
    </style:style>
    <style:style style:name="P152" style:family="paragraph" style:parent-style-name="Standard" style:list-style-name="L8">
      <style:text-properties officeooo:rsid="007f2f84" officeooo:paragraph-rsid="007f2f84"/>
    </style:style>
    <style:style style:name="P153" style:family="paragraph" style:parent-style-name="Standard" style:list-style-name="WWNum1">
      <style:paragraph-properties fo:margin-left="0.5in" fo:margin-right="0in" fo:text-indent="-0.25in" style:auto-text-indent="false"/>
    </style:style>
    <style:style style:name="P154" style:family="paragraph" style:parent-style-name="Standard" style:list-style-name="WWNum1">
      <style:paragraph-properties fo:margin-left="0.5in" fo:margin-right="0in" fo:margin-top="0in" fo:margin-bottom="0in" style:contextual-spacing="false" fo:text-indent="-0.25in" style:auto-text-indent="false"/>
      <style:text-properties officeooo:paragraph-rsid="0023b09b"/>
    </style:style>
    <style:style style:name="P155" style:family="paragraph" style:parent-style-name="Standard">
      <style:text-properties fo:color="#650953" loext:opacity="100%" officeooo:rsid="00f5640a" officeooo:paragraph-rsid="00f5640a"/>
    </style:style>
    <style:style style:name="P156" style:family="paragraph" style:parent-style-name="Standard" style:list-style-name="L9">
      <style:text-properties officeooo:rsid="00defe3c" officeooo:paragraph-rsid="00defe3c"/>
    </style:style>
    <style:style style:name="P157" style:family="paragraph" style:parent-style-name="Standard" style:list-style-name="L9">
      <style:text-properties officeooo:rsid="00df0f53" officeooo:paragraph-rsid="00df0f53"/>
    </style:style>
    <style:style style:name="P158" style:family="paragraph" style:parent-style-name="Standard" style:list-style-name="L10">
      <style:text-properties officeooo:rsid="00e060d5" officeooo:paragraph-rsid="00e060d5"/>
    </style:style>
    <style:style style:name="P159" style:family="paragraph" style:parent-style-name="Standard" style:list-style-name="L10">
      <style:text-properties officeooo:rsid="00e218ad" officeooo:paragraph-rsid="00e218ad"/>
    </style:style>
    <style:style style:name="P160" style:family="paragraph" style:parent-style-name="Standard" style:list-style-name="L10">
      <style:text-properties officeooo:rsid="00e48a48" officeooo:paragraph-rsid="00e48a48"/>
    </style:style>
    <style:style style:name="P161" style:family="paragraph" style:parent-style-name="Standard" style:list-style-name="L11">
      <style:text-properties officeooo:rsid="00e48a48" officeooo:paragraph-rsid="00e48a48"/>
    </style:style>
    <style:style style:name="P162" style:family="paragraph" style:parent-style-name="Standard" style:list-style-name="L11">
      <style:text-properties officeooo:rsid="00e577b2" officeooo:paragraph-rsid="00e577b2"/>
    </style:style>
    <style:style style:name="P163" style:family="paragraph" style:parent-style-name="Standard" style:list-style-name="L12">
      <style:text-properties officeooo:rsid="00e7ecf3" officeooo:paragraph-rsid="00e7ecf3"/>
    </style:style>
    <style:style style:name="P164" style:family="paragraph" style:parent-style-name="Standard" style:list-style-name="L13">
      <style:text-properties officeooo:rsid="00e7ecf3" officeooo:paragraph-rsid="00e7ecf3"/>
    </style:style>
    <style:style style:name="P165" style:family="paragraph" style:parent-style-name="Standard" style:list-style-name="L14">
      <style:text-properties officeooo:rsid="00e7ecf3" officeooo:paragraph-rsid="00e7ecf3"/>
    </style:style>
    <style:style style:name="P166" style:family="paragraph" style:parent-style-name="Standard" style:list-style-name="L14">
      <style:text-properties officeooo:rsid="00ece0e7" officeooo:paragraph-rsid="00ece0e7"/>
    </style:style>
    <style:style style:name="P167" style:family="paragraph" style:parent-style-name="Standard" style:list-style-name="L15">
      <style:text-properties officeooo:rsid="00ee6729" officeooo:paragraph-rsid="00ee6729"/>
    </style:style>
    <style:style style:name="P168" style:family="paragraph" style:parent-style-name="Standard" style:list-style-name="L15">
      <style:text-properties officeooo:rsid="00eed93e" officeooo:paragraph-rsid="00eed93e"/>
    </style:style>
    <style:style style:name="P169" style:family="paragraph" style:parent-style-name="Standard" style:list-style-name="L16">
      <style:text-properties officeooo:rsid="00fcd17a" officeooo:paragraph-rsid="00fcd17a"/>
    </style:style>
    <style:style style:name="P170" style:family="paragraph" style:parent-style-name="Standard" style:list-style-name="L16">
      <style:text-properties officeooo:rsid="00fcd17a" officeooo:paragraph-rsid="00fcd17a" style:font-name-complex="KFGQPC Uthmanic Script HAFS1"/>
    </style:style>
    <style:style style:name="P171" style:family="paragraph" style:parent-style-name="Standard" style:list-style-name="L16">
      <style:text-properties officeooo:rsid="00fdbeaf" officeooo:paragraph-rsid="00fdbeaf"/>
    </style:style>
    <style:style style:name="P172" style:family="paragraph" style:parent-style-name="Standard" style:list-style-name="L17">
      <style:text-properties officeooo:rsid="01018fa4" officeooo:paragraph-rsid="01018fa4"/>
    </style:style>
    <style:style style:name="P173" style:family="paragraph" style:parent-style-name="Standard" style:list-style-name="L17">
      <style:text-properties officeooo:rsid="0102243a" officeooo:paragraph-rsid="0102243a"/>
    </style:style>
    <style:style style:name="P174" style:family="paragraph" style:parent-style-name="Standard" style:list-style-name="L18">
      <style:text-properties officeooo:rsid="01057453" officeooo:paragraph-rsid="01057453"/>
    </style:style>
    <style:style style:name="P175" style:family="paragraph" style:parent-style-name="Standard" style:list-style-name="L18">
      <style:text-properties officeooo:rsid="0108b4e9" officeooo:paragraph-rsid="0108b4e9"/>
    </style:style>
    <style:style style:name="P176" style:family="paragraph" style:parent-style-name="Standard">
      <style:text-properties officeooo:rsid="0108b4e9" officeooo:paragraph-rsid="0108b4e9"/>
    </style:style>
    <style:style style:name="P177" style:family="paragraph" style:parent-style-name="Table_20_Contents" style:list-style-name="L1">
      <style:paragraph-properties fo:text-align="start" style:justify-single-word="false"/>
      <style:text-properties officeooo:rsid="002d847d" officeooo:paragraph-rsid="002d847d"/>
    </style:style>
    <style:style style:name="P178" style:family="paragraph" style:parent-style-name="Table_20_Contents" style:list-style-name="L1">
      <style:paragraph-properties fo:text-align="start" style:justify-single-word="false"/>
      <style:text-properties officeooo:rsid="002e1d23" officeooo:paragraph-rsid="002e1d23"/>
    </style:style>
    <style:style style:name="P179" style:family="paragraph" style:parent-style-name="Table_20_Contents" style:list-style-name="L2">
      <style:paragraph-properties fo:text-align="start" style:justify-single-word="false"/>
      <style:text-properties officeooo:rsid="002e1d23" officeooo:paragraph-rsid="002e1d23"/>
    </style:style>
    <style:style style:name="P180" style:family="paragraph" style:parent-style-name="Table_20_Contents" style:list-style-name="L3">
      <style:paragraph-properties fo:text-align="start" style:justify-single-word="false"/>
      <style:text-properties officeooo:rsid="002e1d23" officeooo:paragraph-rsid="0051a668"/>
    </style:style>
    <style:style style:name="P181" style:family="paragraph" style:parent-style-name="Table_20_Contents" style:list-style-name="L1">
      <style:paragraph-properties fo:text-align="start" style:justify-single-word="false"/>
      <style:text-properties style:text-underline-style="none" officeooo:rsid="002e1d23" officeooo:paragraph-rsid="002e1d23"/>
    </style:style>
    <style:style style:name="P182" style:family="paragraph" style:parent-style-name="Table_20_Contents" style:list-style-name="L2">
      <style:paragraph-properties fo:text-align="start" style:justify-single-word="false"/>
      <style:text-properties officeooo:rsid="006d3c8e" officeooo:paragraph-rsid="006d3c8e"/>
    </style:style>
    <style:style style:name="P183" style:family="paragraph" style:parent-style-name="Table_20_Contents" style:list-style-name="L3">
      <style:paragraph-properties fo:text-align="start" style:justify-single-word="false"/>
      <style:text-properties officeooo:rsid="002f6a94" officeooo:paragraph-rsid="002f6a94"/>
    </style:style>
    <style:style style:name="P184" style:family="paragraph" style:parent-style-name="Table_20_Contents" style:list-style-name="L4">
      <style:paragraph-properties fo:text-align="start" style:justify-single-word="false"/>
      <style:text-properties officeooo:rsid="0069af10" officeooo:paragraph-rsid="0069af10"/>
    </style:style>
    <style:style style:name="P185" style:family="paragraph" style:parent-style-name="Table_20_Contents" style:list-style-name="L5">
      <style:paragraph-properties fo:text-align="start" style:justify-single-word="false"/>
      <style:text-properties officeooo:rsid="0055d65b" officeooo:paragraph-rsid="0055d65b"/>
    </style:style>
    <style:style style:name="P186" style:family="paragraph" style:parent-style-name="Table_20_Contents" style:list-style-name="L6">
      <style:text-properties officeooo:rsid="009708e7" officeooo:paragraph-rsid="009708e7"/>
    </style:style>
    <style:style style:name="P187" style:family="paragraph">
      <style:paragraph-properties fo:text-align="center"/>
    </style:style>
    <style:style style:name="P188" style:family="paragraph">
      <loext:graphic-properties draw:fill="solid" draw:fill-color="#a0a0a0"/>
      <style:paragraph-properties fo:text-align="center"/>
    </style:style>
    <style:style style:name="P189" style:family="paragraph">
      <loext:graphic-properties draw:fill="solid" draw:fill-color="#151515"/>
      <style:paragraph-properties fo:text-align="start"/>
      <style:text-properties fo:font-size="18pt"/>
    </style:style>
    <style:style style:name="T1" style:family="text">
      <style:text-properties fo:color="#cc0000" loext:opacity="100%"/>
    </style:style>
    <style:style style:name="T2" style:family="text">
      <style:text-properties fo:color="#cc0000" loext:opacity="100%" style:font-name="Poppins" fo:font-size="13pt" style:font-name-asian="Poppins1" style:font-size-asian="13pt" style:font-name-complex="Poppins1" style:font-size-complex="13pt"/>
    </style:style>
    <style:style style:name="T3" style:family="text">
      <style:text-properties fo:color="#cc0000" loext:opacity="100%" style:font-name="Poppins" fo:font-size="12pt" style:font-name-asian="Poppins1" style:font-size-asian="12pt" style:font-name-complex="Poppins1" style:font-size-complex="12pt"/>
    </style:style>
    <style:style style:name="T4" style:family="text">
      <style:text-properties style:font-name="Poppins" fo:font-size="13pt" style:font-name-asian="Poppins1" style:font-size-asian="13pt" style:font-name-complex="Poppins1" style:font-size-complex="13pt"/>
    </style:style>
    <style:style style:name="T5" style:family="text">
      <style:text-properties style:font-name="Poppins" fo:font-size="12pt" style:font-name-asian="Poppins1" style:font-size-asian="12pt" style:font-name-complex="Poppins1" style:font-size-complex="12pt"/>
    </style:style>
    <style:style style:name="T6" style:family="text">
      <style:text-properties style:font-name="Poppins" fo:font-size="11pt" style:font-name-asian="Poppins1" style:font-size-asian="11pt" style:font-name-complex="Poppins1" style:font-size-complex="11pt"/>
    </style:style>
    <style:style style:name="T7" style:family="text">
      <style:text-properties style:font-name="Poppins" fo:font-size="55pt" fo:font-weight="bold" style:font-name-asian="Poppins1" style:font-size-asian="55pt" style:font-weight-asian="bold" style:font-name-complex="Poppins1" style:font-size-complex="55pt"/>
    </style:style>
    <style:style style:name="T8" style:family="text">
      <style:text-properties fo:color="#a61c00" loext:opacity="100%" style:font-name="Poppins" fo:font-size="11pt" style:font-name-asian="Poppins1" style:font-size-asian="11pt" style:font-name-complex="Poppins1" style:font-size-complex="11pt"/>
    </style:style>
    <style:style style:name="T9" style:family="text">
      <style:text-properties fo:font-size="12pt" style:font-size-asian="12pt" style:font-size-complex="12pt"/>
    </style:style>
    <style:style style:name="T10" style:family="text">
      <style:text-properties fo:color="#ff0000" loext:opacity="100%" style:font-name="Poppins" fo:font-size="55pt" fo:font-weight="bold" style:font-name-asian="Poppins1" style:font-size-asian="55pt" style:font-weight-asian="bold" style:font-name-complex="Poppins1" style:font-size-complex="55pt"/>
    </style:style>
    <style:style style:name="T11" style:family="text">
      <style:text-properties fo:color="#ffffff" loext:opacity="100%" style:font-name="Poppins" fo:font-size="55pt" fo:font-weight="bold" style:font-name-asian="Poppins1" style:font-size-asian="55pt" style:font-weight-asian="bold" style:font-name-complex="Poppins1" style:font-size-complex="55pt"/>
    </style:style>
    <style:style style:name="T12" style:family="text">
      <style:text-properties fo:color="#db005b" loext:opacity="100%"/>
    </style:style>
    <style:style style:name="T13" style:family="text">
      <style:text-properties fo:color="#db005b" loext:opacity="100%" officeooo:rsid="00330101"/>
    </style:style>
    <style:style style:name="T14" style:family="text">
      <style:text-properties fo:font-size="15pt" style:font-size-asian="15pt" style:font-size-complex="15pt"/>
    </style:style>
    <style:style style:name="T15" style:family="text">
      <style:text-properties style:font-name="Lora1" style:font-name-asian="Lora2" style:font-name-complex="Lora2"/>
    </style:style>
    <style:style style:name="T16" style:family="text">
      <style:text-properties style:font-name="Noto Naskh Arabic" style:font-name-asian="Noto Naskh Arabic1" style:font-name-complex="Noto Naskh Arabic1"/>
    </style:style>
    <style:style style:name="T17" style:family="text">
      <style:text-properties style:font-name="Noto Naskh Arabic" style:font-name-asian="Noto Naskh Arabic1" style:font-name-complex="KFGQPC Uthmanic Script HAFS1"/>
    </style:style>
    <style:style style:name="T18" style:family="text">
      <style:text-properties style:font-name-complex="KFGQPC Uthmanic Script HAFS1"/>
    </style:style>
    <style:style style:name="T19" style:family="text">
      <style:text-properties officeooo:rsid="005740ab" style:font-name-complex="KFGQPC Uthmanic Script HAFS1"/>
    </style:style>
    <style:style style:name="T20" style:family="text">
      <style:text-properties officeooo:rsid="005bf625" style:font-name-complex="KFGQPC Uthmanic Script HAFS1"/>
    </style:style>
    <style:style style:name="T21" style:family="text">
      <style:text-properties officeooo:rsid="00650f10" style:font-name-complex="KFGQPC Uthmanic Script HAFS1"/>
    </style:style>
    <style:style style:name="T22" style:family="text">
      <style:text-properties officeooo:rsid="0093767f" style:font-name-complex="KFGQPC Uthmanic Script HAFS1"/>
    </style:style>
    <style:style style:name="T23" style:family="text">
      <style:text-properties officeooo:rsid="00a9ab7f" style:font-name-complex="KFGQPC Uthmanic Script HAFS1"/>
    </style:style>
    <style:style style:name="T24" style:family="text">
      <style:text-properties officeooo:rsid="00adee65" style:font-name-complex="KFGQPC Uthmanic Script HAFS1"/>
    </style:style>
    <style:style style:name="T25" style:family="text">
      <style:text-properties officeooo:rsid="00af2035" style:font-name-complex="KFGQPC Uthmanic Script HAFS1"/>
    </style:style>
    <style:style style:name="T26" style:family="text">
      <style:text-properties officeooo:rsid="00d65527" style:font-name-complex="KFGQPC Uthmanic Script HAFS1"/>
    </style:style>
    <style:style style:name="T27" style:family="text">
      <style:text-properties officeooo:rsid="00d95606" style:font-name-complex="KFGQPC Uthmanic Script HAFS1"/>
    </style:style>
    <style:style style:name="T28" style:family="text">
      <style:text-properties officeooo:rsid="00fb6d6d" style:font-name-complex="KFGQPC Uthmanic Script HAFS1"/>
    </style:style>
    <style:style style:name="T29" style:family="text">
      <style:text-properties officeooo:rsid="00fcd17a" style:font-name-complex="KFGQPC Uthmanic Script HAFS1"/>
    </style:style>
    <style:style style:name="T30" style:family="text">
      <style:text-properties officeooo:rsid="00264986"/>
    </style:style>
    <style:style style:name="T31" style:family="text">
      <style:text-properties officeooo:rsid="0027f837"/>
    </style:style>
    <style:style style:name="T32" style:family="text">
      <style:text-properties officeooo:rsid="00293f86"/>
    </style:style>
    <style:style style:name="T33" style:family="text">
      <style:text-properties style:font-name="Lora Medium2"/>
    </style:style>
    <style:style style:name="T34" style:family="text">
      <style:text-properties style:font-name="Lora Medium2" officeooo:rsid="00293f86"/>
    </style:style>
    <style:style style:name="T35" style:family="text">
      <style:text-properties style:font-name="Lora Medium2" officeooo:rsid="00799042"/>
    </style:style>
    <style:style style:name="T36" style:family="text">
      <style:text-properties officeooo:rsid="002e1d23"/>
    </style:style>
    <style:style style:name="T37" style:family="text">
      <style:text-properties style:text-position="super 58%"/>
    </style:style>
    <style:style style:name="T38" style:family="text">
      <style:text-properties officeooo:rsid="002f6a94"/>
    </style:style>
    <style:style style:name="T39" style:family="text">
      <style:text-properties officeooo:rsid="002ff536"/>
    </style:style>
    <style:style style:name="T40" style:family="text">
      <style:text-properties officeooo:rsid="00324b4f"/>
    </style:style>
    <style:style style:name="T41" style:family="text">
      <style:text-properties officeooo:rsid="00330101"/>
    </style:style>
    <style:style style:name="T42" style:family="text">
      <style:text-properties fo:color="#c9211e" loext:opacity="100%"/>
    </style:style>
    <style:style style:name="T43" style:family="text">
      <style:text-properties fo:color="#c9211e" loext:opacity="100%" officeooo:rsid="00330101"/>
    </style:style>
    <style:style style:name="T44" style:family="text">
      <style:text-properties fo:color="#c9211e" loext:opacity="100%" officeooo:rsid="00324b4f"/>
    </style:style>
    <style:style style:name="T45" style:family="text">
      <style:text-properties fo:color="#c9211e" loext:opacity="100%" officeooo:rsid="0042cfb0"/>
    </style:style>
    <style:style style:name="T46" style:family="text">
      <style:text-properties fo:color="#c9211e" loext:opacity="100%" officeooo:rsid="0042f3a5"/>
    </style:style>
    <style:style style:name="T47" style:family="text">
      <style:text-properties fo:color="#c9211e" loext:opacity="100%" style:font-name-complex="KFGQPC Uthmanic Script HAFS1"/>
    </style:style>
    <style:style style:name="T48" style:family="text">
      <style:text-properties fo:color="#c9211e" loext:opacity="100%" officeooo:rsid="005bf625" style:font-name-complex="KFGQPC Uthmanic Script HAFS1"/>
    </style:style>
    <style:style style:name="T49" style:family="text">
      <style:text-properties fo:color="#861141" loext:opacity="100%"/>
    </style:style>
    <style:style style:name="T50" style:family="text">
      <style:text-properties fo:color="#861141" loext:opacity="100%" officeooo:rsid="00330101"/>
    </style:style>
    <style:style style:name="T51" style:family="text">
      <style:text-properties fo:color="#861141" loext:opacity="100%" officeooo:rsid="003650fa"/>
    </style:style>
    <style:style style:name="T52" style:family="text">
      <style:text-properties fo:color="#861141" loext:opacity="100%" officeooo:rsid="0042f3a5"/>
    </style:style>
    <style:style style:name="T53" style:family="text">
      <style:text-properties fo:color="#861141" loext:opacity="100%" officeooo:rsid="007d6531"/>
    </style:style>
    <style:style style:name="T54" style:family="text">
      <style:text-properties officeooo:rsid="00355e7a"/>
    </style:style>
    <style:style style:name="T55" style:family="text">
      <style:text-properties style:use-window-font-color="true" loext:opacity="0%"/>
    </style:style>
    <style:style style:name="T56" style:family="text">
      <style:text-properties style:use-window-font-color="true" loext:opacity="0%" officeooo:rsid="00264986"/>
    </style:style>
    <style:style style:name="T57" style:family="text">
      <style:text-properties style:use-window-font-color="true" loext:opacity="0%" style:font-name="Noto Naskh Arabic" style:font-name-asian="Noto Naskh Arabic1" style:font-name-complex="KFGQPC Uthmanic Script HAFS1"/>
    </style:style>
    <style:style style:name="T58" style:family="text">
      <style:text-properties style:use-window-font-color="true" loext:opacity="0%" officeooo:rsid="00355e7a"/>
    </style:style>
    <style:style style:name="T59" style:family="text">
      <style:text-properties style:use-window-font-color="true" loext:opacity="0%" officeooo:rsid="003650fa"/>
    </style:style>
    <style:style style:name="T60" style:family="text">
      <style:text-properties style:use-window-font-color="true" loext:opacity="0%" officeooo:rsid="005bf625" style:font-name-complex="KFGQPC Uthmanic Script HAFS1"/>
    </style:style>
    <style:style style:name="T61" style:family="text">
      <style:text-properties style:use-window-font-color="true" loext:opacity="0%" officeooo:rsid="005d1584" style:font-name-complex="KFGQPC Uthmanic Script HAFS1"/>
    </style:style>
    <style:style style:name="T62" style:family="text">
      <style:text-properties style:use-window-font-color="true" loext:opacity="0%" officeooo:rsid="00701eeb"/>
    </style:style>
    <style:style style:name="T63" style:family="text">
      <style:text-properties style:use-window-font-color="true" loext:opacity="0%" officeooo:rsid="007262b5"/>
    </style:style>
    <style:style style:name="T64" style:family="text">
      <style:text-properties style:use-window-font-color="true" loext:opacity="0%" officeooo:rsid="008711cd"/>
    </style:style>
    <style:style style:name="T65" style:family="text">
      <style:text-properties style:use-window-font-color="true" loext:opacity="0%" officeooo:rsid="00ac089f"/>
    </style:style>
    <style:style style:name="T66" style:family="text">
      <style:text-properties officeooo:rsid="003650fa"/>
    </style:style>
    <style:style style:name="T67" style:family="text">
      <style:text-properties style:font-name="KFGQPC Uthmanic Script HAFS1" officeooo:rsid="003650fa"/>
    </style:style>
    <style:style style:name="T68" style:family="text">
      <style:text-properties style:font-name="KFGQPC Uthmanic Script HAFS1" officeooo:rsid="00381bb3"/>
    </style:style>
    <style:style style:name="T69" style:family="text">
      <style:text-properties style:font-name="KFGQPC Uthmanic Script HAFS1" officeooo:rsid="007c000f"/>
    </style:style>
    <style:style style:name="T70" style:family="text">
      <style:text-properties officeooo:rsid="00381bb3"/>
    </style:style>
    <style:style style:name="T71" style:family="text">
      <style:text-properties style:font-name="Lora"/>
    </style:style>
    <style:style style:name="T72" style:family="text">
      <style:text-properties style:font-name="Lora" officeooo:rsid="00381bb3"/>
    </style:style>
    <style:style style:name="T73" style:family="text">
      <style:text-properties style:font-name="Lora" officeooo:rsid="007c000f"/>
    </style:style>
    <style:style style:name="T74" style:family="text">
      <style:text-properties style:font-name="Lora" officeooo:rsid="007cae7e"/>
    </style:style>
    <style:style style:name="T75" style:family="text">
      <style:text-properties style:font-name="Lora" officeooo:rsid="00853752"/>
    </style:style>
    <style:style style:name="T76" style:family="text">
      <style:text-properties officeooo:rsid="003828db"/>
    </style:style>
    <style:style style:name="T77" style:family="text">
      <style:text-properties officeooo:rsid="003a79d5"/>
    </style:style>
    <style:style style:name="T78" style:family="text">
      <style:text-properties officeooo:rsid="003c19f8"/>
    </style:style>
    <style:style style:name="T79" style:family="text">
      <style:text-properties style:font-name-complex="KFGQPC Uthmanic Script HAFS"/>
    </style:style>
    <style:style style:name="T80" style:family="text">
      <style:text-properties officeooo:rsid="003c19f8" style:font-name-complex="KFGQPC Uthmanic Script HAFS"/>
    </style:style>
    <style:style style:name="T81" style:family="text">
      <style:text-properties officeooo:rsid="0042cfb0"/>
    </style:style>
    <style:style style:name="T82" style:family="text">
      <style:text-properties officeooo:rsid="0042f3a5"/>
    </style:style>
    <style:style style:name="T83" style:family="text">
      <style:text-properties officeooo:rsid="0043e899"/>
    </style:style>
    <style:style style:name="T84" style:family="text">
      <style:text-properties officeooo:rsid="004552f0"/>
    </style:style>
    <style:style style:name="T85" style:family="text">
      <style:text-properties officeooo:rsid="004d56d8"/>
    </style:style>
    <style:style style:name="T86" style:family="text">
      <style:text-properties officeooo:rsid="004f3505"/>
    </style:style>
    <style:style style:name="T87" style:family="text">
      <style:text-properties officeooo:rsid="00508bee"/>
    </style:style>
    <style:style style:name="T88" style:family="text">
      <style:text-properties officeooo:rsid="0051a668"/>
    </style:style>
    <style:style style:name="T89" style:family="text">
      <style:text-properties officeooo:rsid="00530d01"/>
    </style:style>
    <style:style style:name="T90" style:family="text">
      <style:text-properties fo:color="#650953" loext:opacity="100%"/>
    </style:style>
    <style:style style:name="T91" style:family="text">
      <style:text-properties officeooo:rsid="005740ab"/>
    </style:style>
    <style:style style:name="T92" style:family="text">
      <style:text-properties officeooo:rsid="005bf625"/>
    </style:style>
    <style:style style:name="T93" style:family="text">
      <style:text-properties fo:color="#069a2e" loext:opacity="100%"/>
    </style:style>
    <style:style style:name="T94" style:family="text">
      <style:text-properties fo:color="#069a2e" loext:opacity="100%" officeooo:rsid="005bf625" style:font-name-complex="KFGQPC Uthmanic Script HAFS1"/>
    </style:style>
    <style:style style:name="T95" style:family="text">
      <style:text-properties fo:color="#069a2e" loext:opacity="100%" officeooo:rsid="005c89e3"/>
    </style:style>
    <style:style style:name="T96" style:family="text">
      <style:text-properties officeooo:rsid="005c89e3"/>
    </style:style>
    <style:style style:name="T97" style:family="text">
      <style:text-properties officeooo:rsid="006114d7"/>
    </style:style>
    <style:style style:name="T98" style:family="text">
      <style:text-properties officeooo:rsid="00650f10"/>
    </style:style>
    <style:style style:name="T99" style:family="text">
      <style:text-properties officeooo:rsid="0066c9b5"/>
    </style:style>
    <style:style style:name="T100" style:family="text">
      <style:text-properties officeooo:rsid="0067a96c"/>
    </style:style>
    <style:style style:name="T101" style:family="text">
      <style:text-properties fo:color="#780373" loext:opacity="100%"/>
    </style:style>
    <style:style style:name="T102" style:family="text">
      <style:text-properties officeooo:rsid="00701eeb"/>
    </style:style>
    <style:style style:name="T103" style:family="text">
      <style:text-properties officeooo:rsid="0076f8bb"/>
    </style:style>
    <style:style style:name="T104" style:family="text">
      <style:text-properties officeooo:rsid="00795ef2"/>
    </style:style>
    <style:style style:name="T105" style:family="text">
      <style:text-properties officeooo:rsid="007d6531"/>
    </style:style>
    <style:style style:name="T106" style:family="text">
      <style:text-properties officeooo:rsid="00809f74"/>
    </style:style>
    <style:style style:name="T107" style:family="text">
      <style:text-properties officeooo:rsid="00821343"/>
    </style:style>
    <style:style style:name="T108" style:family="text">
      <style:text-properties officeooo:rsid="0085125e"/>
    </style:style>
    <style:style style:name="T109" style:family="text">
      <style:text-properties fo:color="#158466" loext:opacity="100%"/>
    </style:style>
    <style:style style:name="T110" style:family="text">
      <style:text-properties officeooo:rsid="008ac9e2"/>
    </style:style>
    <style:style style:name="T111" style:family="text">
      <style:text-properties officeooo:rsid="008c893b"/>
    </style:style>
    <style:style style:name="T112" style:family="text">
      <style:text-properties officeooo:rsid="008dfaf9"/>
    </style:style>
    <style:style style:name="T113" style:family="text">
      <style:text-properties officeooo:rsid="008f8ecb"/>
    </style:style>
    <style:style style:name="T114" style:family="text">
      <style:text-properties officeooo:rsid="00919d44"/>
    </style:style>
    <style:style style:name="T115" style:family="text">
      <style:text-properties officeooo:rsid="00935cc8"/>
    </style:style>
    <style:style style:name="T116" style:family="text">
      <style:text-properties officeooo:rsid="009372af"/>
    </style:style>
    <style:style style:name="T117" style:family="text">
      <style:text-properties officeooo:rsid="0093767f"/>
    </style:style>
    <style:style style:name="T118" style:family="text">
      <style:text-properties officeooo:rsid="009435b5"/>
    </style:style>
    <style:style style:name="T119" style:family="text">
      <style:text-properties officeooo:rsid="0094f996"/>
    </style:style>
    <style:style style:name="T120" style:family="text">
      <style:text-properties officeooo:rsid="00984bc4"/>
    </style:style>
    <style:style style:name="T121" style:family="text">
      <style:text-properties officeooo:rsid="0099f766"/>
    </style:style>
    <style:style style:name="T122" style:family="text">
      <style:text-properties officeooo:rsid="009c2719"/>
    </style:style>
    <style:style style:name="T123" style:family="text">
      <style:text-properties officeooo:rsid="009d366c"/>
    </style:style>
    <style:style style:name="T124" style:family="text">
      <style:text-properties officeooo:rsid="009f261d"/>
    </style:style>
    <style:style style:name="T125" style:family="text">
      <style:text-properties officeooo:rsid="00a78aaf"/>
    </style:style>
    <style:style style:name="T126" style:family="text">
      <style:text-properties officeooo:rsid="00a93018"/>
    </style:style>
    <style:style style:name="T127" style:family="text">
      <style:text-properties officeooo:rsid="00b23851"/>
    </style:style>
    <style:style style:name="T128" style:family="text">
      <style:text-properties officeooo:rsid="00b59d9e"/>
    </style:style>
    <style:style style:name="T129" style:family="text">
      <style:text-properties officeooo:rsid="00b708fe"/>
    </style:style>
    <style:style style:name="T130" style:family="text">
      <style:text-properties officeooo:rsid="00b79a51"/>
    </style:style>
    <style:style style:name="T131" style:family="text">
      <style:text-properties officeooo:rsid="00b8d34c"/>
    </style:style>
    <style:style style:name="T132" style:family="text">
      <style:text-properties officeooo:rsid="00c2b008"/>
    </style:style>
    <style:style style:name="T133" style:family="text">
      <style:text-properties officeooo:rsid="00c2bfbf"/>
    </style:style>
    <style:style style:name="T134" style:family="text">
      <style:text-properties officeooo:rsid="00c4234c"/>
    </style:style>
    <style:style style:name="T135" style:family="text">
      <style:text-properties officeooo:rsid="00c669a5"/>
    </style:style>
    <style:style style:name="T136" style:family="text">
      <style:text-properties officeooo:rsid="00cb7255"/>
    </style:style>
    <style:style style:name="T137" style:family="text">
      <style:text-properties officeooo:rsid="00cea205"/>
    </style:style>
    <style:style style:name="T138" style:family="text">
      <style:text-properties officeooo:rsid="00cfb111"/>
    </style:style>
    <style:style style:name="T139" style:family="text">
      <style:text-properties fo:color="#55215b" loext:opacity="100%"/>
    </style:style>
    <style:style style:name="T140" style:family="text">
      <style:text-properties officeooo:rsid="00d1e80b"/>
    </style:style>
    <style:style style:name="T141" style:family="text">
      <style:text-properties officeooo:rsid="00d20f8c"/>
    </style:style>
    <style:style style:name="T142" style:family="text">
      <style:text-properties officeooo:rsid="00d2ed31"/>
    </style:style>
    <style:style style:name="T143" style:family="text">
      <style:text-properties officeooo:rsid="00d47602"/>
    </style:style>
    <style:style style:name="T144" style:family="text">
      <style:text-properties officeooo:rsid="00deab98"/>
    </style:style>
    <style:style style:name="T145" style:family="text">
      <style:text-properties officeooo:rsid="00df0f53"/>
    </style:style>
    <style:style style:name="T146" style:family="text">
      <style:text-properties officeooo:rsid="00e29cf1"/>
    </style:style>
    <style:style style:name="T147" style:family="text">
      <style:text-properties officeooo:rsid="00e705f5"/>
    </style:style>
    <style:style style:name="T148" style:family="text">
      <style:text-properties officeooo:rsid="00e9e3b7"/>
    </style:style>
    <style:style style:name="T149" style:family="text">
      <style:text-properties officeooo:rsid="00f42446"/>
    </style:style>
    <style:style style:name="T150" style:family="text">
      <style:text-properties officeooo:rsid="00f5640a"/>
    </style:style>
    <style:style style:name="T151" style:family="text">
      <style:text-properties officeooo:rsid="00f5b918"/>
    </style:style>
    <style:style style:name="T152" style:family="text">
      <style:text-properties officeooo:rsid="00f697fb"/>
    </style:style>
    <style:style style:name="T153" style:family="text">
      <style:text-properties officeooo:rsid="00f9073e"/>
    </style:style>
    <style:style style:name="T154" style:family="text">
      <style:text-properties officeooo:rsid="00fb6d6d"/>
    </style:style>
    <style:style style:name="T155" style:family="text">
      <style:text-properties officeooo:rsid="00fcd17a"/>
    </style:style>
    <style:style style:name="T156" style:family="text">
      <style:text-properties officeooo:rsid="00ff1597"/>
    </style:style>
    <style:style style:name="T157" style:family="text">
      <style:text-properties officeooo:rsid="00ffa16c"/>
    </style:style>
    <style:style style:name="T158" style:family="text">
      <style:text-properties officeooo:rsid="00ffa2e0"/>
    </style:style>
    <style:style style:name="T159" style:family="text">
      <style:text-properties officeooo:rsid="0106ad55"/>
    </style:style>
    <style:style style:name="T160" style:family="text">
      <style:text-properties officeooo:rsid="01085ed6"/>
    </style:style>
    <style:style style:name="T161" style:family="text">
      <style:text-properties officeooo:rsid="0108b4e9"/>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4"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
      <text:p text:style-name="P3"><text:span text:style-name="T10">Dream</text:span><text:span text:style-name="T7"> </text:span><text:span text:style-name="T11">Nahw</text:span></text:p>
      <text:p text:style-name="P16">Notes</text:p>
      <text:p text:style-name="P10"/>
      <text:p text:style-name="P10"/>
      <text:p text:style-name="P10"/>
      <text:p text:style-name="P10"/>
      <text:p text:style-name="P11"/>
      <text:p text:style-name="P12"/>
      <text:p text:style-name="P12"/>
      <text:p text:style-name="P17">By</text:p>
      <text:p text:style-name="P17">Sakib</text:p>
      <text:p text:style-name="P146">What is this? Why does Even this exits?</text:p>
      <text:p text:style-name="Standard"/>
      <text:p text:style-name="Standard">Cause I wanted a note for me Which will have Questions and Then A brief answer<text:span text:style-name="T14">.</text:span></text:p>
      <text:p text:style-name="P57"/>
      <text:p text:style-name="P58">Sakib</text:p>
      <text:p text:style-name="P59"><text:span text:style-name="T15">Email: </text:span><text:a xlink:type="simple" xlink:href="mailto:Sakibul706@gmail.com" text:style-name="ListLabel_20_19" text:visited-style-name="ListLabel_20_19"><text:span text:style-name="T15">Sakibul706@gmail.com</text:span></text:a></text:p>
      <text:p text:style-name="P14"/>
      <text:p text:style-name="P2"/>
      <text:p text:style-name="P13">TABLE Content</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7"><text:a xlink:type="simple" xlink:href="#__RefHeading___Toc762_667590414" text:style-name="Index_20_Link" text:visited-style-name="Index_20_Link">Day 1-2<text:tab/>1</text:a></text:p>
          <text:p text:style-name="P118"><text:a xlink:type="simple" xlink:href="#__RefHeading___Toc772_667590414" text:style-name="Index_20_Link" text:visited-style-name="Index_20_Link">5 special isms<text:tab/>1</text:a></text:p>
          <text:p text:style-name="P117"><text:a xlink:type="simple" xlink:href="#__RefHeading___Toc770_667590414" text:style-name="Index_20_Link" text:visited-style-name="Index_20_Link">Day 3-4<text:tab/>3</text:a></text:p>
          <text:p text:style-name="P118"><text:a xlink:type="simple" xlink:href="#__RefHeading___Toc784_667590414" text:style-name="Index_20_Link" text:visited-style-name="Index_20_Link">1. Basic grammar vocabulary<text:tab/>3</text:a></text:p>
          <text:p text:style-name="P118"><text:a xlink:type="simple" xlink:href="#__RefHeading___Toc782_667590414" text:style-name="Index_20_Link" text:visited-style-name="Index_20_Link">2. Reasons for a word to be majroor?<text:tab/>3</text:a></text:p>
          <text:p text:style-name="P117"><text:a xlink:type="simple" xlink:href="#__RefHeading___Toc797_1932017071" text:style-name="Index_20_Link" text:visited-style-name="Index_20_Link">Day 5, 6<text:tab/>4</text:a></text:p>
          <text:p text:style-name="P118"><text:a xlink:type="simple" xlink:href="#__RefHeading___Toc799_1932017071" text:style-name="Index_20_Link" text:visited-style-name="Index_20_Link">1. Flexibility and their Arabic word?<text:tab/>4</text:a></text:p>
          <text:p text:style-name="P118"><text:a xlink:type="simple" xlink:href="#__RefHeading___Toc766_667590414%20Copy%201" text:style-name="Index_20_Link" text:visited-style-name="Index_20_Link">2. Non-flexible details<text:tab/>4</text:a></text:p>
          <text:p text:style-name="P118"><text:a xlink:type="simple" xlink:href="#__RefHeading___Toc766_667590414%20Copy%202" text:style-name="Index_20_Link" text:visited-style-name="Index_20_Link">3. Partly-flexible details<text:tab/>4</text:a></text:p>
          <text:p text:style-name="P117"><text:a xlink:type="simple" xlink:href="#__RefHeading___Toc840_1932017071" text:style-name="Index_20_Link" text:visited-style-name="Index_20_Link">Day 7<text:tab/>6</text:a></text:p>
          <text:p text:style-name="P118"><text:a xlink:type="simple" xlink:href="#__RefHeading___Toc842_1932017071" text:style-name="Index_20_Link" text:visited-style-name="Index_20_Link">Fragments<text:tab/>6</text:a></text:p>
          <text:p text:style-name="P118"><text:a xlink:type="simple" xlink:href="#__RefHeading___Toc970_1073827632" text:style-name="Index_20_Link" text:visited-style-name="Index_20_Link">Oaths in the Quran<text:tab/>6</text:a></text:p>
          <text:p text:style-name="P117"><text:a xlink:type="simple" xlink:href="#__RefHeading___Toc764_667590414" text:style-name="Index_20_Link" text:visited-style-name="Index_20_Link">Surah Jumm’ah [1-3]<text:tab/>7</text:a></text:p>
          <text:p text:style-name="P118"><text:a xlink:type="simple" xlink:href="#__RefHeading___Toc778_667590414" text:style-name="Index_20_Link" text:visited-style-name="Index_20_Link">Aya 1<text:tab/>7</text:a></text:p>
          <text:p text:style-name="P118"><text:a xlink:type="simple" xlink:href="#__RefHeading___Toc776_667590414" text:style-name="Index_20_Link" text:visited-style-name="Index_20_Link">Aya 2<text:tab/>8</text:a></text:p>
          <text:p text:style-name="P118"><text:a xlink:type="simple" xlink:href="#__RefHeading___Toc774_667590414" text:style-name="Index_20_Link" text:visited-style-name="Index_20_Link">Aya 3<text:tab/>9</text:a></text:p>
          <text:p text:style-name="P118"><text:a xlink:type="simple" xlink:href="#__RefHeading___Toc1565_2040742974" text:style-name="Index_20_Link" text:visited-style-name="Index_20_Link">Aya 4<text:tab/>9</text:a></text:p>
          <text:p text:style-name="P117"><text:a xlink:type="simple" xlink:href="#__RefHeading___Toc801_1932017071" text:style-name="Index_20_Link" text:visited-style-name="Index_20_Link">Day 22-28 (JUMLA)<text:tab/>10</text:a></text:p>
          <text:p text:style-name="P118"><text:a xlink:type="simple" xlink:href="#__RefHeading___Toc1431_2702452866" text:style-name="Index_20_Link" text:visited-style-name="Index_20_Link">جُمْلَةٌ اِسْمِيَةٌ (Jumla Ismia)<text:tab/>10</text:a></text:p>
          <text:p text:style-name="P118"><text:a xlink:type="simple" xlink:href="#__RefHeading___Toc1404_2702452866" text:style-name="Index_20_Link" text:visited-style-name="Index_20_Link">Early K or MBK and late M or K lavels.<text:tab/>11</text:a></text:p>
          <text:p text:style-name="P118"><text:a xlink:type="simple" xlink:href="#__RefHeading___Toc1408_2702452866" text:style-name="Index_20_Link" text:visited-style-name="Index_20_Link">جُمْلَةٌ فِعْلِيَّةٌ (Jumla Fe’ilia)<text:tab/>12</text:a></text:p>
          <text:p text:style-name="P118"><text:a xlink:type="simple" xlink:href="#__RefHeading___Toc1567_2040742974" text:style-name="Index_20_Link" text:visited-style-name="Index_20_Link">Labels of مَفْعُول in JF<text:tab/>12</text:a></text:p>
          <text:p text:style-name="P118"><text:a xlink:type="simple" xlink:href="#__RefHeading___Toc1569_2040742974" text:style-name="Index_20_Link" text:visited-style-name="Index_20_Link">الإِثْبَاتُ عَلَي غَيْرِ الفَاعِلِ (Hinting Someone other than the Faa’il):<text:tab/>12</text:a></text:p>
          <text:p text:style-name="P118"><text:a xlink:type="simple" xlink:href="#__RefHeading___Toc1571_2040742974" text:style-name="Index_20_Link" text:visited-style-name="Index_20_Link">كَانَ (He was) For past Jumla Ismia<text:tab/>13</text:a></text:p>
          <text:p text:style-name="P118"><text:a xlink:type="simple" xlink:href="#__RefHeading___Toc1573_2040742974" text:style-name="Index_20_Link" text:visited-style-name="Index_20_Link">Complete and Incomplete Fai’l<text:tab/>13</text:a></text:p>
          <text:p text:style-name="P117"><text:a xlink:type="simple" xlink:href="#__RefHeading___Toc1624_431225465" text:style-name="Index_20_Link" text:visited-style-name="Index_20_Link">Day 29 Organized Jumla Notes<text:tab/>14</text:a></text:p>
          <text:p text:style-name="P118"><text:a xlink:type="simple" xlink:href="#__RefHeading___Toc1626_431225465" text:style-name="Index_20_Link" text:visited-style-name="Index_20_Link">Jumla Ismiyyah<text:tab/>14</text:a></text:p>
          <text:p text:style-name="P118"><text:a xlink:type="simple" xlink:href="#__RefHeading___Toc1713_95252237" text:style-name="Index_20_Link" text:visited-style-name="Index_20_Link">Jumla Fei’liyyah<text:tab/>15</text:a></text:p>
          <text:p text:style-name="P117"><text:a xlink:type="simple" xlink:href="#__RefHeading___Toc1081_2873520091" text:style-name="Index_20_Link" text:visited-style-name="Index_20_Link">Question Hours: Important Ones.<text:tab/>16</text:a></text:p>
          <text:p text:style-name="P118"><text:a xlink:type="simple" xlink:href="#__RefHeading___Toc1083_2873520091" text:style-name="Index_20_Link" text:visited-style-name="Index_20_Link"><text:soft-page-break/>Day 22: سُبْحَانَ اللَّهِ وَبِحَمْدِهِ Explanation<text:tab/>16</text:a></text:p>
          <text:p text:style-name="P118"><text:a xlink:type="simple" xlink:href="#__RefHeading___Toc1100_2873520091" text:style-name="Index_20_Link" text:visited-style-name="Index_20_Link">Day 23: خَيرٌ and شَرٌّ are comparative why?<text:tab/>16</text:a></text:p>
          <text:p text:style-name="P118"><text:a xlink:type="simple" xlink:href="#__RefHeading___Toc1180_1030417925" text:style-name="Index_20_Link" text:visited-style-name="Index_20_Link">Day 23: Special mudaff can’t never be<text:tab/>17</text:a></text:p>
          <text:p text:style-name="P118"><text:a xlink:type="simple" xlink:href="#__RefHeading___Toc1182_1030417925" text:style-name="Index_20_Link" text:visited-style-name="Index_20_Link">Day 23: Beauty of إِنَّ مَعَ العُسْرِ يُسْرًا Explaination<text:tab/>17</text:a></text:p>
        </text:index-body>
      </text:table-of-content>
      <text:h text:style-name="P127" text:outline-level="1"><text:bookmark-start text:name="__RefHeading___Toc762_667590414"/><text:bookmark text:name="_68wds8k2yuuu"/>Day 1-2<text:bookmark-end text:name="__RefHeading___Toc762_667590414"/></text:h>
      <text:h text:style-name="P134" text:outline-level="2"><text:bookmark-start text:name="__RefHeading___Toc772_667590414"/>5 special isms<text:bookmark-end text:name="__RefHeading___Toc772_667590414"/></text:h>
      <text:p text:style-name="Text_20_body">أَسْماءُ الخَمْسَ</text:p>
      <text:p text:style-name="Standard">The special thing about them is their pair, plural <text:s/>and lite versions.</text:p>
      <table:table table:name="Table1" table:style-name="Table1">
        <table:table-column table:style-name="Table1.A"/>
        <table:table-column table:style-name="Table1.B" table:number-columns-repeated="4"/>
        <table:table-row table:style-name="Table1.1">
          <table:table-cell table:style-name="Table1.A1" office:value-type="string">
            <text:p text:style-name="P24">ذُو</text:p>
          </table:table-cell>
          <table:table-cell table:style-name="Table1.A1" office:value-type="string">
            <text:p text:style-name="P24">فَمٌ</text:p>
          </table:table-cell>
          <table:table-cell table:style-name="Table1.A1" office:value-type="string">
            <text:p text:style-name="P24">حَمٌ</text:p>
          </table:table-cell>
          <table:table-cell table:style-name="Table1.A1" office:value-type="string">
            <text:p text:style-name="P24">أَخٌ</text:p>
          </table:table-cell>
          <table:table-cell table:style-name="Table1.A1" office:value-type="string">
            <text:p text:style-name="P24">أَبٌ</text:p>
          </table:table-cell>
        </table:table-row>
        <table:table-row table:style-name="Table1.1">
          <table:table-cell table:style-name="Table1.A1" office:value-type="string">
            <text:p text:style-name="P6">Possessor of</text:p>
          </table:table-cell>
          <table:table-cell table:style-name="Table1.A1" office:value-type="string">
            <text:p text:style-name="P6">Mouth</text:p>
          </table:table-cell>
          <table:table-cell table:style-name="Table1.A1" office:value-type="string">
            <text:p text:style-name="P6">Father in law</text:p>
          </table:table-cell>
          <table:table-cell table:style-name="Table1.A1" office:value-type="string">
            <text:p text:style-name="P6">Brother</text:p>
          </table:table-cell>
          <table:table-cell table:style-name="Table1.A1" office:value-type="string">
            <text:p text:style-name="P6">Father</text:p>
          </table:table-cell>
        </table:table-row>
      </table:table>
      <text:p text:style-name="Standard"/>
      <text:p text:style-name="P40"><text:span text:style-name="T58">Chart for أَبٌ <text:s/>and أَخٌ </text:span><text:span text:style-name="T59">. </text:span><text:span text:style-name="T54">Note <text:s/></text:span><text:span text:style-name="T59">t</text:span><text:span text:style-name="T55">he plurals are not same </text:span><text:span text:style-name="T56">for</text:span><text:span text:style-name="T55"> </text:span><text:span text:style-name="T57">أَخٌ</text:span></text:p>
      <table:table table:name="Table2" table:style-name="Table2">
        <table:table-column table:style-name="Table2.A" table:number-columns-repeated="2"/>
        <table:table-column table:style-name="Table2.C" table:number-columns-repeated="2"/>
        <table:table-column table:style-name="Table2.E"/>
        <table:table-row table:style-name="Table2.1">
          <table:table-cell table:style-name="Table2.A1" office:value-type="string">
            <text:p text:style-name="P33">Plural for</text:p>
            <text:p text:style-name="P39">أَخٌ</text:p>
          </table:table-cell>
          <table:table-cell table:style-name="Table2.B1" office:value-type="string">
            <text:p text:style-name="P32">Plural (broken)</text:p>
          </table:table-cell>
          <table:table-cell table:style-name="Table2.B1" office:value-type="string">
            <text:p text:style-name="P32">Pair (extra <text:span text:style-name="T18">و</text:span>)</text:p>
          </table:table-cell>
          <table:table-cell table:style-name="Table2.B1" office:value-type="string">
            <text:p text:style-name="P32">Lite (extra <text:span text:style-name="T18">و</text:span>)</text:p>
          </table:table-cell>
          <table:table-cell table:style-name="Table2.B1" office:value-type="string">
            <text:p text:style-name="P32">Normal</text:p>
          </table:table-cell>
        </table:table-row>
        <table:table-row table:style-name="Table2.1">
          <table:table-cell table:style-name="Table2.A1" office:value-type="string">
            <text:p text:style-name="P23">إِخْوةٌ</text:p>
          </table:table-cell>
          <table:table-cell table:style-name="Table2.B1" office:value-type="string">
            <text:p text:style-name="P20">آباءٌ</text:p>
          </table:table-cell>
          <table:table-cell table:style-name="Table2.B1" office:value-type="string">
            <text:p text:style-name="P20">أَبَوَانِ</text:p>
          </table:table-cell>
          <table:table-cell table:style-name="Table2.B1" office:value-type="string">
            <text:p text:style-name="P20">أَبُو</text:p>
          </table:table-cell>
          <table:table-cell table:style-name="Table2.B1" office:value-type="string">
            <text:p text:style-name="P20">أَبٌ</text:p>
          </table:table-cell>
        </table:table-row>
        <table:table-row table:style-name="Table2.1">
          <table:table-cell table:style-name="Table2.A1" office:value-type="string">
            <text:p text:style-name="P23">إِخْوةً</text:p>
          </table:table-cell>
          <table:table-cell table:style-name="Table2.B1" office:value-type="string">
            <text:p text:style-name="P20">آباءً</text:p>
          </table:table-cell>
          <table:table-cell table:style-name="Table2.B1" office:value-type="string">
            <text:p text:style-name="P20">أَبَوَينِ</text:p>
          </table:table-cell>
          <table:table-cell table:style-name="Table2.B1" office:value-type="string">
            <text:p text:style-name="P20">أَبَا</text:p>
          </table:table-cell>
          <table:table-cell table:style-name="Table2.B1" office:value-type="string">
            <text:p text:style-name="P20">أَبً</text:p>
          </table:table-cell>
        </table:table-row>
        <table:table-row table:style-name="Table2.1">
          <table:table-cell table:style-name="Table2.A1" office:value-type="string">
            <text:p text:style-name="P23">إِخْوةٍ</text:p>
          </table:table-cell>
          <table:table-cell table:style-name="Table2.B1" office:value-type="string">
            <text:p text:style-name="P20">آباءٍ</text:p>
          </table:table-cell>
          <table:table-cell table:style-name="Table2.B1" office:value-type="string">
            <text:p text:style-name="P21">أَبَوَينِ</text:p>
          </table:table-cell>
          <table:table-cell table:style-name="Table2.B1" office:value-type="string">
            <text:p text:style-name="P20">أَبِى</text:p>
          </table:table-cell>
          <table:table-cell table:style-name="Table2.B1" office:value-type="string">
            <text:p text:style-name="P20">أَبٍ</text:p>
          </table:table-cell>
        </table:table-row>
      </table:table>
      <text:p text:style-name="P60"/>
      <text:p text:style-name="P62">Chart for <text:span text:style-name="T30">ذُو</text:span></text:p>
      <table:table table:name="Table3" table:style-name="Table3">
        <table:table-column table:style-name="Table3.A" table:number-columns-repeated="3"/>
        <table:table-column table:style-name="Table3.D"/>
        <table:table-row table:style-name="Table3.1">
          <table:table-cell table:style-name="Table3.A1" table:number-columns-spanned="2" office:value-type="string">
            <text:p text:style-name="P29">Plural</text:p>
          </table:table-cell>
          <table:covered-table-cell/>
          <table:table-cell table:style-name="Table3.A1" office:value-type="string">
            <text:p text:style-name="P29">Pair</text:p>
          </table:table-cell>
          <table:table-cell table:style-name="Table3.A1" office:value-type="string">
            <text:p text:style-name="P29">Singular</text:p>
          </table:table-cell>
        </table:table-row>
        <table:table-row table:style-name="Table3.2">
          <table:table-cell table:style-name="Table3.A1" office:value-type="string">
            <text:p text:style-name="P20">أُولُوْ</text:p>
          </table:table-cell>
          <table:table-cell table:style-name="Table3.A1" office:value-type="string">
            <text:p text:style-name="P21">ذَوُو</text:p>
          </table:table-cell>
          <table:table-cell table:style-name="Table3.A1" office:value-type="string">
            <text:p text:style-name="P20">ذَوَا</text:p>
          </table:table-cell>
          <table:table-cell table:style-name="Table3.A1" office:value-type="string">
            <text:p text:style-name="P20">ذُو</text:p>
          </table:table-cell>
        </table:table-row>
        <table:table-row table:style-name="Table3.3">
          <table:table-cell table:style-name="Table3.A1" office:value-type="string">
            <text:p text:style-name="P21">أُولِي</text:p>
          </table:table-cell>
          <table:table-cell table:style-name="Table3.A1" office:value-type="string">
            <text:p text:style-name="P21">ذَوِي</text:p>
          </table:table-cell>
          <table:table-cell table:style-name="Table3.A1" office:value-type="string">
            <text:p text:style-name="P21">ذَوَي</text:p>
          </table:table-cell>
          <table:table-cell table:style-name="Table3.A1" office:value-type="string">
            <text:p text:style-name="P21">ذا</text:p>
          </table:table-cell>
        </table:table-row>
        <table:table-row table:style-name="Table3.4">
          <table:table-cell table:style-name="Table3.A1" office:value-type="string">
            <text:p text:style-name="P21">أُولِي</text:p>
          </table:table-cell>
          <table:table-cell table:style-name="Table3.A1" office:value-type="string">
            <text:p text:style-name="P21">ذَوِي</text:p>
          </table:table-cell>
          <table:table-cell table:style-name="Table3.A1" office:value-type="string">
            <text:p text:style-name="P21">ذَوَي</text:p>
          </table:table-cell>
          <table:table-cell table:style-name="Table3.A1" office:value-type="string">
            <text:p text:style-name="P21">ذِي</text:p>
          </table:table-cell>
        </table:table-row>
      </table:table>
      <text:p text:style-name="Standard"/>
      <text:p text:style-name="Standard"><text:span text:style-name="T49">Note: </text:span>Pronounce “oluu” not “ooluu”</text:p>
      <text:p text:style-name="P36"><text:soft-page-break/></text:p>
      <text:p text:style-name="P37">Feminine version of ذُو</text:p>
      <table:table table:name="Table11" table:style-name="Table11">
        <table:table-column table:style-name="Table11.A" table:number-columns-repeated="3"/>
        <table:table-row>
          <table:table-cell table:style-name="Table11.A1" office:value-type="string">
            <text:p text:style-name="P42">Plural</text:p>
          </table:table-cell>
          <table:table-cell table:style-name="Table11.A1" office:value-type="string">
            <text:p text:style-name="P42">Pair</text:p>
          </table:table-cell>
          <table:table-cell table:style-name="Table11.C1" office:value-type="string">
            <text:p text:style-name="P42">Singular</text:p>
          </table:table-cell>
        </table:table-row>
        <table:table-row>
          <table:table-cell table:style-name="Table11.A2" office:value-type="string">
            <text:p text:style-name="P38">ذَوَآتُ</text:p>
          </table:table-cell>
          <table:table-cell table:style-name="Table11.A2" office:value-type="string">
            <text:p text:style-name="P38">ذَوَاتَا</text:p>
          </table:table-cell>
          <table:table-cell table:style-name="Table11.C2" office:value-type="string">
            <text:p text:style-name="P38">ذَاتُ</text:p>
          </table:table-cell>
        </table:table-row>
        <table:table-row>
          <table:table-cell table:style-name="Table11.A2" office:value-type="string">
            <text:p text:style-name="P38">ذَوَآتِ</text:p>
          </table:table-cell>
          <table:table-cell table:style-name="Table11.A2" office:value-type="string">
            <text:p text:style-name="P38">ذَوَاتَي</text:p>
          </table:table-cell>
          <table:table-cell table:style-name="Table11.C2" office:value-type="string">
            <text:p text:style-name="P38">ذَاتَ</text:p>
          </table:table-cell>
        </table:table-row>
        <table:table-row>
          <table:table-cell table:style-name="Table11.A2" office:value-type="string">
            <text:p text:style-name="P38">ذَوَآتِ</text:p>
          </table:table-cell>
          <table:table-cell table:style-name="Table11.A2" office:value-type="string">
            <text:p text:style-name="P38">ذَوَاتَي</text:p>
          </table:table-cell>
          <table:table-cell table:style-name="Table11.C2" office:value-type="string">
            <text:p text:style-name="P38">ذَاتِ</text:p>
          </table:table-cell>
        </table:table-row>
      </table:table>
      <text:p text:style-name="P36"/>
      <text:p text:style-name="P63"><text:span text:style-name="T49">Note: </text:span>The remaining 2 are not in the <text:span text:style-name="T30">Q</text:span>uran.</text:p>
      <text:h text:style-name="P128" text:outline-level="1" text:is-list-header="true"><text:bookmark-start text:name="__RefHeading___Toc770_667590414"/><text:bookmark text:name="_qy0zh5kskxr4"/>Day 3-<text:span text:style-name="T103">4</text:span><text:bookmark-end text:name="__RefHeading___Toc770_667590414"/></text:h>
      <text:h text:style-name="Heading_20_2" text:outline-level="2"><text:bookmark-start text:name="__RefHeading___Toc784_667590414"/><text:span text:style-name="T104">1. </text:span>Basic grammar vocabulary<text:bookmark-end text:name="__RefHeading___Toc784_667590414"/></text:h>
      <table:table table:name="Table4" table:style-name="Table4">
        <table:table-column table:style-name="Table4.A"/>
        <table:table-column table:style-name="Table4.B"/>
        <table:table-row table:style-name="Table4.1">
          <table:table-cell table:style-name="Table4.A1" office:value-type="string">
            <text:p text:style-name="P29">Status</text:p>
          </table:table-cell>
          <table:table-cell table:style-name="Table4.A1" office:value-type="string">
            <text:p text:style-name="P20">إِعْرَاب</text:p>
          </table:table-cell>
        </table:table-row>
        <table:table-row table:style-name="Table4.1">
          <table:table-cell table:style-name="Table4.A1" office:value-type="string">
            <text:p text:style-name="P29">Number</text:p>
          </table:table-cell>
          <table:table-cell table:style-name="Table4.A1" office:value-type="string">
            <text:p text:style-name="P20">عَدَد</text:p>
          </table:table-cell>
        </table:table-row>
        <table:table-row table:style-name="Table4.1">
          <table:table-cell table:style-name="Table4.A1" office:value-type="string">
            <text:p text:style-name="P29">Gender</text:p>
          </table:table-cell>
          <table:table-cell table:style-name="Table4.A1" office:value-type="string">
            <text:p text:style-name="P20">جِنْس</text:p>
          </table:table-cell>
        </table:table-row>
        <table:table-row table:style-name="Table4.1">
          <table:table-cell table:style-name="Table4.A1" office:value-type="string">
            <text:p text:style-name="P29">Type</text:p>
          </table:table-cell>
          <table:table-cell table:style-name="Table4.A1" office:value-type="string">
            <text:p text:style-name="P20">قِسِم</text:p>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P30">Action</text:p>
          </table:table-cell>
          <table:table-cell table:style-name="Table5.A1" office:value-type="string">
            <text:p text:style-name="P21">فِعْل</text:p>
          </table:table-cell>
        </table:table-row>
        <table:table-row table:style-name="Table5.1">
          <table:table-cell table:style-name="Table5.A1" office:value-type="string">
            <text:p text:style-name="P30">Dower</text:p>
          </table:table-cell>
          <table:table-cell table:style-name="Table5.A1" office:value-type="string">
            <text:p text:style-name="P21">فاعِل</text:p>
          </table:table-cell>
        </table:table-row>
        <table:table-row table:style-name="Table5.1">
          <table:table-cell table:style-name="Table5.A1" office:value-type="string">
            <text:p text:style-name="P30">Details</text:p>
          </table:table-cell>
          <table:table-cell table:style-name="Table5.A1" office:value-type="string">
            <text:p text:style-name="P21">مَفْعُول</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22">صِفَه</text:p>
          </table:table-cell>
          <table:table-cell table:style-name="Table6.A1" office:value-type="string">
            <text:p text:style-name="P31">Adjective</text:p>
          </table:table-cell>
        </table:table-row>
      </table:table>
      <text:p text:style-name="Standard"/>
      <table:table table:name="Table10" table:style-name="Table10">
        <table:table-column table:style-name="Table10.A"/>
        <table:table-column table:style-name="Table10.B"/>
        <table:table-row>
          <table:table-cell table:style-name="Table10.A1" office:value-type="string">
            <text:p text:style-name="P34">Common</text:p>
          </table:table-cell>
          <table:table-cell table:style-name="Table10.B1" office:value-type="string">
            <text:p text:style-name="P34">مَعْرِفة</text:p>
          </table:table-cell>
        </table:table-row>
        <table:table-row>
          <table:table-cell table:style-name="Table10.A2" office:value-type="string">
            <text:p text:style-name="P34">Proper</text:p>
          </table:table-cell>
          <table:table-cell table:style-name="Table10.B2" office:value-type="string">
            <text:p text:style-name="P34">نَكِرَة</text:p>
          </table:table-cell>
        </table:table-row>
        <table:table-row>
          <table:table-cell table:style-name="Table10.A2" office:value-type="string">
            <text:p text:style-name="P95">দশা</text:p>
          </table:table-cell>
          <table:table-cell table:style-name="Table10.B2" office:value-type="string">
            <text:p text:style-name="P35">حَال</text:p>
          </table:table-cell>
        </table:table-row>
      </table:table>
      <text:h text:style-name="Heading_20_2" text:outline-level="2" text:is-list-header="true"><text:bookmark-start text:name="__RefHeading___Toc782_667590414"/><text:span text:style-name="T104">2. </text:span>Reasons for a word to be majroor?<text:bookmark-end text:name="__RefHeading___Toc782_667590414"/></text:h>
      <text:list text:style-name="WWNum2">
        <text:list-item>
          <text:p text:style-name="P147">After harf of jarr.</text:p>
        </text:list-item>
        <text:list-item>
          <text:p text:style-name="P147">Mudaaf ilai.</text:p>
        </text:list-item>
        <text:list-item>
          <text:p text:style-name="P148">Follower(<text:span text:style-name="T17">تَابِع</text:span>) of another word with <text:span text:style-name="T17">و </text:span>.</text:p>
        </text:list-item>
      </text:list>
      <text:h text:style-name="Heading_20_1" text:outline-level="1" text:is-list-header="true"><text:bookmark-start text:name="__RefHeading___Toc797_1932017071"/><text:soft-page-break/>Day 5, <text:span text:style-name="T76">6</text:span><text:bookmark-end text:name="__RefHeading___Toc797_1932017071"/></text:h>
      <text:h text:style-name="Heading_20_2" text:outline-level="2"><text:bookmark-start text:name="__RefHeading___Toc799_1932017071"/>1. Flexibility and their Arabic word?<text:bookmark-end text:name="__RefHeading___Toc799_1932017071"/></text:h>
      <text:list text:style-name="L7">
        <text:list-item>
          <text:p text:style-name="P149">Fully-flexible. ( مُنْصَرِف | مُعْرِب )</text:p>
        </text:list-item>
        <text:list-item>
          <text:p text:style-name="P149">Partly-flexible. ( مَمْنُوعٌ مِن الصَّرَفِ )</text:p>
        </text:list-item>
        <text:list-item>
          <text:p text:style-name="P149">Non-flexible. ( مَبْنِ<text:span text:style-name="T31">يّ</text:span> )</text:p>
        </text:list-item>
      </text:list>
      <text:h text:style-name="P135" text:outline-level="2" text:is-list-header="true"><text:bookmark-start text:name="__RefHeading___Toc766_667590414 Copy 1"/>2. <text:span text:style-name="T31">Non</text:span>-flexible details<text:bookmark-end text:name="__RefHeading___Toc766_667590414 Copy 1"/></text:h>
      <text:p text:style-name="P43">الأسماء الموصولة, أسماء الإشارة and words ending with Alif <text:span text:style-name="T32">maksura</text:span> are non-flexible.</text:p>
      <text:h text:style-name="P135" text:outline-level="2"><text:bookmark-start text:name="__RefHeading___Toc766_667590414 Copy 2"/><text:span text:style-name="T31">3</text:span>. Partly-flexible details<text:bookmark-end text:name="__RefHeading___Toc766_667590414 Copy 2"/></text:h>
      <text:p text:style-name="P41">( مَمْنُوعٌ مِن الصَّرَفِ ) <text:span text:style-name="T32">means restricted from showing all status.</text:span></text:p>
      <text:p text:style-name="P41"/>
      <text:p text:style-name="P43"><text:span text:style-name="T34">a. </text:span><text:span text:style-name="T33">Non-Arab names:</text:span></text:p>
      <table:table table:name="Table12" table:style-name="Table12">
        <table:table-column table:style-name="Table12.A" table:number-columns-repeated="3"/>
        <table:table-row>
          <table:table-cell table:style-name="Table12.A1" office:value-type="string">
            <text:p text:style-name="P49">يُوسُفَ</text:p>
          </table:table-cell>
          <table:table-cell table:style-name="Table12.A1" office:value-type="string">
            <text:p text:style-name="P49">يُوسُفَ</text:p>
          </table:table-cell>
          <table:table-cell table:style-name="Table12.C1" office:value-type="string">
            <text:p text:style-name="P48">يُوسُفُ</text:p>
          </table:table-cell>
        </table:table-row>
      </table:table>
      <text:p text:style-name="P46"/>
      <text:p text:style-name="P43"><text:span text:style-name="T34">b. </text:span><text:span text:style-name="T35">Exclusive </text:span><text:span text:style-name="T34">F</text:span><text:span text:style-name="T33">eminine or masculine names</text:span><text:span text:style-name="T34">:</text:span></text:p>
      <table:table table:name="Table13" table:style-name="Table13">
        <table:table-column table:style-name="Table13.A" table:number-columns-repeated="3"/>
        <table:table-row>
          <table:table-cell table:style-name="Table13.A1" office:value-type="string">
            <text:p text:style-name="P49">عَائِشَةَ</text:p>
          </table:table-cell>
          <table:table-cell table:style-name="Table13.A1" office:value-type="string">
            <text:p text:style-name="P49">عَائِشَةَ</text:p>
          </table:table-cell>
          <table:table-cell table:style-name="Table13.C1" office:value-type="string">
            <text:p text:style-name="P48">عَائِشةُ</text:p>
          </table:table-cell>
        </table:table-row>
      </table:table>
      <text:p text:style-name="P47"/>
      <text:p text:style-name="P103">c. Names of places:</text:p>
      <table:table table:name="Table14" table:style-name="Table14">
        <table:table-column table:style-name="Table14.A" table:number-columns-repeated="3"/>
        <table:table-row>
          <table:table-cell table:style-name="Table14.A1" office:value-type="string">
            <text:p text:style-name="P49">مَكَّةَ</text:p>
          </table:table-cell>
          <table:table-cell table:style-name="Table14.A1" office:value-type="string">
            <text:p text:style-name="P49">مَكَّةَ</text:p>
          </table:table-cell>
          <table:table-cell table:style-name="Table14.C1" office:value-type="string">
            <text:p text:style-name="P48">مَكَّةُ</text:p>
          </table:table-cell>
        </table:table-row>
      </table:table>
      <text:p text:style-name="Standard"/>
      <text:p text:style-name="Standard"><text:span text:style-name="T49">Note: </text:span>If there are only 3 letters and سُكُن in the middle then it would be fully flexible. <text:span text:style-name="T70">Like </text:span><text:span text:style-name="T68">“لُوْطٌ”. <text:s/></text:span><text:span text:style-name="T72">But</text:span><text:span text:style-name="T68"> مِصْرَ </text:span><text:span text:style-name="T73">(Egypt)</text:span><text:span text:style-name="T69"> </text:span><text:span text:style-name="T72">is not because there is already a word مِصْرٌ </text:span><text:span text:style-name="T73">(</text:span><text:span text:style-name="T72">country side/</text:span><text:span text:style-name="T74">farm land</text:span><text:span text:style-name="T73">)</text:span><text:span text:style-name="T72">.</text:span></text:p>
      <text:p text:style-name="Standard"/>
      <text:p text:style-name="P44"><text:soft-page-break/><text:span text:style-name="T66">d. </text:span><text:span text:style-name="T32"><text:s/>C</text:span>omparatives, colors <text:span text:style-name="T70">and disabilities </text:span><text:span text:style-name="T66">are partly flexible.</text:span></text:p>
      <table:table table:name="Table16" table:style-name="Table16">
        <table:table-column table:style-name="Table16.A" table:number-columns-repeated="2"/>
        <table:table-column table:style-name="Table16.C"/>
        <table:table-column table:style-name="Table16.D"/>
        <table:table-row>
          <table:table-cell table:style-name="Table16.A1" office:value-type="string">
            <text:p text:style-name="P65">أَكْبَرَ</text:p>
          </table:table-cell>
          <table:table-cell table:style-name="Table16.A1" office:value-type="string">
            <text:p text:style-name="P65">أَكْبَرَ</text:p>
          </table:table-cell>
          <table:table-cell table:style-name="Table16.C1" office:value-type="string">
            <text:p text:style-name="P65">أَكْبَرُ</text:p>
          </table:table-cell>
          <table:table-cell table:style-name="Table16.C1" office:value-type="string">
            <text:p text:style-name="P100">Greater</text:p>
          </table:table-cell>
        </table:table-row>
      </table:table>
      <text:p text:style-name="P67"/>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65">أَسْوَدَ</text:p>
          </table:table-cell>
          <table:table-cell table:style-name="Table17.A1" office:value-type="string">
            <text:p text:style-name="P65">أَسْوَدَ</text:p>
          </table:table-cell>
          <table:table-cell table:style-name="Table17.C1" office:value-type="string">
            <text:p text:style-name="P65">أَسْوَدُ</text:p>
          </table:table-cell>
          <table:table-cell table:style-name="Table17.C1" office:value-type="string">
            <text:p text:style-name="P100">Black</text:p>
          </table:table-cell>
        </table:table-row>
      </table:table>
      <text:p text:style-name="P66"/>
      <text:p text:style-name="P45"><text:span text:style-name="T51">Exception</text:span><text:span text:style-name="T53">:</text:span><text:span text:style-name="T66"> </text:span><text:span text:style-name="T105">These</text:span><text:span text:style-name="T66"> become fully-flexible when:</text:span></text:p>
      <text:p text:style-name="P45"><text:span text:style-name="T66"><text:tab/><text:tab/>1. </text:span><text:span text:style-name="T67">"</text:span><text:span text:style-name="T66">ال" is added.</text:span></text:p>
      <text:p text:style-name="P64"><text:tab/><text:tab/>2. Made into a مُضَاف</text:p>
      <text:p text:style-name="P64"><text:span text:style-name="T49">Note:</text:span> In these cases comparative becomes superlative.</text:p>
      <text:p text:style-name="P68"/>
      <text:h text:style-name="P129" text:outline-level="1"><text:bookmark-start text:name="__RefHeading___Toc840_1932017071"/>Day 7<text:bookmark-end text:name="__RefHeading___Toc840_1932017071"/></text:h>
      <text:h text:style-name="P136" text:outline-level="2" text:is-list-header="true"><text:bookmark-start text:name="__RefHeading___Toc842_1932017071"/>Fragments<text:bookmark-end text:name="__RefHeading___Toc842_1932017071"/></text:h>
      <text:list text:style-name="L8">
        <text:list-item>
          <text:p text:style-name="P150"><text:span text:style-name="T77">ال</text:span>جَار<text:span text:style-name="T77">ُ</text:span> وَ<text:span text:style-name="T77">ال</text:span>مَجْرُور<text:span text:style-name="T77">ُ</text:span></text:p>
        </text:list-item>
        <text:list-item>
          <text:p text:style-name="P150">ح<text:span text:style-name="T77">َرفُ </text:span><text:span text:style-name="T78">ال</text:span><text:span text:style-name="T77">نَص</text:span><text:span text:style-name="T78">ْ</text:span><text:span text:style-name="T77">بِ وَاِسْمُهَا</text:span></text:p>
        </text:list-item>
        <text:list-item>
          <text:p text:style-name="P151">الإِضَافَةُ</text:p>
        </text:list-item>
        <text:list-item>
          <text:p text:style-name="P152">__More will be added.</text:p>
        </text:list-item>
      </text:list>
      <text:h text:style-name="Heading_20_2" text:outline-level="2"><text:bookmark-start text:name="__RefHeading___Toc970_1073827632"/><text:span text:style-name="T80">O</text:span><text:span text:style-name="T79">aths in the Quran</text:span><text:bookmark-end text:name="__RefHeading___Toc970_1073827632"/></text:h>
      <text:p text:style-name="P69">There are 4 types of oaths in the Quran</text:p>
      <table:table table:name="Table18" table:style-name="Table18">
        <table:table-column table:style-name="Table18.A"/>
        <table:table-column table:style-name="Table18.B"/>
        <table:table-row>
          <table:table-cell table:style-name="Table18.A1" office:value-type="string">
            <text:p text:style-name="P70">و</text:p>
          </table:table-cell>
          <table:table-cell table:style-name="Table18.B1" office:value-type="string">
            <text:p text:style-name="P71">Normal oath.</text:p>
          </table:table-cell>
        </table:table-row>
        <table:table-row>
          <table:table-cell table:style-name="Table18.A2" office:value-type="string">
            <text:p text:style-name="P70">ت</text:p>
            <text:p text:style-name="P70">ب</text:p>
          </table:table-cell>
          <table:table-cell table:style-name="Table18.B2" office:value-type="string">
            <text:p text:style-name="P71">Very serious. In extreme cases or anger situation. Rarely happens in the Quran. </text:p>
          </table:table-cell>
        </table:table-row>
        <table:table-row>
          <table:table-cell table:style-name="Table18.A2" office:value-type="string">
            <text:p text:style-name="P70">ل</text:p>
          </table:table-cell>
          <table:table-cell table:style-name="Table18.B2" office:value-type="string">
            <text:p text:style-name="P71">This is the ل of emphasis not the harf.</text:p>
          </table:table-cell>
        </table:table-row>
      </table:table>
      <text:p text:style-name="P69"/>
      <text:p text:style-name="P69"/>
      <text:h text:style-name="P130" text:outline-level="1"><text:bookmark-start text:name="__RefHeading___Toc764_667590414"/>Surah Jumm’ah<text:bookmark-end text:name="__RefHeading___Toc764_667590414"/></text:h>
      <text:h text:style-name="Heading_20_2" text:outline-level="2"><text:bookmark-start text:name="__RefHeading___Toc778_667590414"/><text:bookmark text:name="_x8q2d5o0kk3d"/>Aya 1<text:bookmark-end text:name="__RefHeading___Toc778_667590414"/></text:h>
      <text:p text:style-name="P27"><text:span text:style-name="T18">يُسَبِّحُ لِلَّهِ مَا فِى ٱلسَّمَـٰوَٰتِ وَمَا فِى ٱلْأَرْضِ ٱلْمَلِكِ ٱلْقُدُّوسِ ٱلْعَزِيزِ ٱلْحَكِيمِ</text:span> </text:p>
      <text:p text:style-name="Standard"/>
      <table:table table:name="Table7" table:style-name="Table7">
        <table:table-column table:style-name="Table7.A"/>
        <table:table-column table:style-name="Table7.B"/>
        <table:table-row table:style-name="Table7.1">
          <table:table-cell table:style-name="Table7.A1" office:value-type="string">
            <text:p text:style-name="P19">Word</text:p>
          </table:table-cell>
          <table:table-cell table:style-name="Table7.A1" office:value-type="string">
            <text:p text:style-name="P4">Meanings</text:p>
          </table:table-cell>
        </table:table-row>
        <table:table-row table:style-name="Table7.2">
          <table:table-cell table:style-name="Table7.A1" office:value-type="string">
            <text:p text:style-name="P26">يُسَبِّحُ</text:p>
          </table:table-cell>
          <table:table-cell table:style-name="Table7.A1" office:value-type="string">
            <text:p text:style-name="P7">He<text:span text:style-name="T97">(</text:span><text:span text:style-name="T106">or </text:span><text:span text:style-name="T97">outside dower)</text:span> declares perfection.</text:p>
            <text:p text:style-name="P9"/>
            <text:p text:style-name="P8"><text:span text:style-name="T44">Deeper meaning:</text:span><text:span text:style-name="T40"> </text:span>To remove any doubtful or unfitting thought <text:span text:style-name="T40">about</text:span> Allah. As if <text:span text:style-name="T107">something is</text:span> floating in the water.</text:p>
          </table:table-cell>
        </table:table-row>
        <table:table-row table:style-name="Table7.3">
          <table:table-cell table:style-name="Table7.A1" office:value-type="string">
            <text:p text:style-name="P26">لِلَّهِ</text:p>
          </table:table-cell>
          <table:table-cell table:style-name="Table7.A1" office:value-type="string">
            <text:p text:style-name="P50">Allahs</text:p>
            <text:p text:style-name="P51"/>
            <text:p text:style-name="P9"><text:span text:style-name="T50">Nahw:</text:span><text:span text:style-name="T41"> </text:span>Some fa’l <text:span text:style-name="T40">are</text:span> <text:span text:style-name="T40">married</text:span> with some harf. Depending upon the harf the meaning may change.</text:p>
          </table:table-cell>
        </table:table-row>
        <table:table-row table:style-name="Table7.4">
          <table:table-cell table:style-name="Table7.A1" office:value-type="string">
            <text:p text:style-name="P26">مَا فِى ٱلسَّمَـٰوَٰتِ</text:p>
            <text:p text:style-name="P26">وَمَا فِى ٱلْأَرْضِ</text:p>
          </table:table-cell>
          <table:table-cell table:style-name="Table7.A1" office:value-type="string">
            <text:p text:style-name="P50">Whatever is in the skies and Whatever is in the earth.</text:p>
            <text:p text:style-name="P52"/>
            <text:p text:style-name="P9"><text:span text:style-name="T50">Nahw:</text:span><text:span text:style-name="T43"> </text:span>Outside dower for the fa’l. As both parts have ism mawsool and harf jarr. It has more emphasis. And that’s why later on the surah some worldly things will be talked about.</text:p>
          </table:table-cell>
        </table:table-row>
        <table:table-row table:style-name="Table7.5">
          <table:table-cell table:style-name="Table7.A1" office:value-type="string">
            <text:p text:style-name="P26">ٱلْمَلِكِ</text:p>
          </table:table-cell>
          <table:table-cell table:style-name="Table7.A1" office:value-type="string">
            <text:p text:style-name="P7">The King. (All four names are sifah of the word Allah)</text:p>
          </table:table-cell>
        </table:table-row>
        <table:table-row table:style-name="Table7.6">
          <table:table-cell table:style-name="Table7.A1" office:value-type="string">
            <text:p text:style-name="P26">ٱلْقُدُّوسِ</text:p>
          </table:table-cell>
          <table:table-cell table:style-name="Table7.A1" office:value-type="string">
            <text:p text:style-name="P7">The Pure.</text:p>
          </table:table-cell>
        </table:table-row>
        <table:table-row table:style-name="Table7.7">
          <table:table-cell table:style-name="Table7.A1" office:value-type="string">
            <text:p text:style-name="P26">ٱلْعَزِيزِ</text:p>
          </table:table-cell>
          <table:table-cell table:style-name="Table7.A1" office:value-type="string">
            <text:p text:style-name="P7">The Most Authoritative.</text:p>
          </table:table-cell>
        </table:table-row>
        <table:table-row table:style-name="Table7.8">
          <table:table-cell table:style-name="Table7.A1" office:value-type="string">
            <text:p text:style-name="P26">ٱلْحَكِيمِ</text:p>
          </table:table-cell>
          <table:table-cell table:style-name="Table7.A1" office:value-type="string">
            <text:p text:style-name="P7">The <text:span text:style-name="T39">w</text:span>ise.</text:p>
          </table:table-cell>
        </table:table-row>
      </table:table>
      <text:p text:style-name="Standard"/>
      <text:h text:style-name="P137" text:outline-level="2" text:is-list-header="true"><text:bookmark-start text:name="__RefHeading___Toc776_667590414"/><text:bookmark text:name="_x9jot1lfvomq"/><text:soft-page-break/>Aya 2<text:bookmark-end text:name="__RefHeading___Toc776_667590414"/></text:h>
      <text:p text:style-name="P28">هُوَ ٱلَّذِى بَعَثَ فِى ٱلْأُمِّيِّـۧنَ رَسُولًا مِّنْهُمْ يَتْلُوا عَلَيْهِمْ ءَايَـٰتِهِۦ وَيُزَكِّيهِمْ وَيُعَلِّمُهُمُ ٱلْكِتَـٰبَ وَٱلْحِكْمَةَ وَإِن كَانُوا مِن قَبْلُ لَفِى ضَلَـٰلٍۢ مُّبِينٍۢ ٢</text:p>
      <table:table table:name="Table8" table:style-name="Table8">
        <table:table-column table:style-name="Table8.A"/>
        <table:table-column table:style-name="Table8.B"/>
        <table:table-row table:style-name="Table8.1">
          <table:table-cell table:style-name="Table8.A1" office:value-type="string">
            <text:p text:style-name="P4">Word</text:p>
          </table:table-cell>
          <table:table-cell table:style-name="Table8.A1" office:value-type="string">
            <text:p text:style-name="P4">Meanings</text:p>
          </table:table-cell>
        </table:table-row>
        <table:table-row table:style-name="Table8.1">
          <table:table-cell table:style-name="Table8.A1" office:value-type="string">
            <text:p text:style-name="P26">هُوَ ٱلَّذِى بَعَثَ</text:p>
          </table:table-cell>
          <table:table-cell table:style-name="Table8.A1" office:value-type="string">
            <text:p text:style-name="P7">He is the One Who raised.</text:p>
            <text:p text:style-name="P18">Sarf: <text:s/><text:span text:style-name="T18">بَعَثَ يبْعَث بعْثًا</text:span></text:p>
          </table:table-cell>
        </table:table-row>
        <table:table-row table:style-name="Table8.1">
          <table:table-cell table:style-name="Table8.A1" office:value-type="string">
            <text:p text:style-name="P26">فِى ٱلْأُمِّيِّـۧنَ</text:p>
          </table:table-cell>
          <table:table-cell table:style-name="Table8.A1" office:value-type="string">
            <text:p text:style-name="P7">Among the illiterate</text:p>
          </table:table-cell>
        </table:table-row>
        <table:table-row table:style-name="Table8.1">
          <table:table-cell table:style-name="Table8.A1" office:value-type="string">
            <text:p text:style-name="P26">رَسُولًا مِّنْهُمْ</text:p>
          </table:table-cell>
          <table:table-cell table:style-name="Table8.A1" office:value-type="string">
            <text:p text:style-name="P7">A messenger from them</text:p>
          </table:table-cell>
        </table:table-row>
        <table:table-row table:style-name="Table8.1">
          <table:table-cell table:style-name="Table8.A1" office:value-type="string">
            <text:p text:style-name="P26"><text:s/>يَتْلُوا عَلَيْهِمْ ءَايَـٰتِهِ</text:p>
          </table:table-cell>
          <table:table-cell table:style-name="Table8.A1" office:value-type="string">
            <text:p text:style-name="P7">Who recites the miraculous signs of him(<text:span text:style-name="T39">اللَّه</text:span>).</text:p>
          </table:table-cell>
        </table:table-row>
        <table:table-row table:style-name="Table8.1">
          <table:table-cell table:style-name="Table8.A1" office:value-type="string">
            <text:p text:style-name="P26">وَيُزَكِّيهِمْ</text:p>
          </table:table-cell>
          <table:table-cell table:style-name="Table8.A1" office:value-type="string">
            <text:p text:style-name="P7">He purifies them.</text:p>
          </table:table-cell>
        </table:table-row>
        <table:table-row table:style-name="Table8.1">
          <table:table-cell table:style-name="Table8.A1" office:value-type="string">
            <text:p text:style-name="P26"><text:s/>وَيُعَلِّمُهُمُ ٱلْكِتَـٰبَ وَٱلْحِكْمَةَ</text:p>
          </table:table-cell>
          <table:table-cell table:style-name="Table8.A1" office:value-type="string">
            <text:p text:style-name="P7">He teaches them law and wisdom.</text:p>
          </table:table-cell>
        </table:table-row>
        <table:table-row table:style-name="Table8.1">
          <table:table-cell table:style-name="Table8.A1" office:value-type="string">
            <text:p text:style-name="P26">وَإِنْ كَانُوا</text:p>
          </table:table-cell>
          <table:table-cell table:style-name="Table8.A1" office:value-type="string">
            <text:p text:style-name="P7">For sure they were</text:p>
            <text:p text:style-name="P2">Nahw: <text:span text:style-name="T17">إِنْ</text:span> is the diet version of <text:span text:style-name="T16">إِنَّ</text:span> and it doesn’t require an ims after it.</text:p>
          </table:table-cell>
        </table:table-row>
        <table:table-row table:style-name="Table8.1">
          <table:table-cell table:style-name="Table8.A1" office:value-type="string">
            <text:p text:style-name="P26">مِن قَبْلُ لَفِى ضَلَـٰلٍۢ مُّبِينٍۢ</text:p>
          </table:table-cell>
          <table:table-cell table:style-name="Table8.A1" office:value-type="string">
            <text:p text:style-name="P7">From before in great misguidance.</text:p>
          </table:table-cell>
        </table:table-row>
      </table:table>
      <text:p text:style-name="P15"/>
      <text:p text:style-name="Standard"><text:span text:style-name="T12">Beauty </text:span><text:span text:style-name="T13">of the aya</text:span><text:span text:style-name="T12">:</text:span><text:span text:style-name="T1"> </text:span>In the 1st aya the four names of Allah corresponds to</text:p>
      <text:list text:style-name="WWNum1">
        <text:list-item>
          <text:p text:style-name="P153">Reciting The ayas are like the signs of the king. (<text:span text:style-name="T17">ٱلْمَلِكِ</text:span>)</text:p>
        </text:list-item>
        <text:list-item>
          <text:p text:style-name="P153">He purifies them. (<text:span text:style-name="T17">ٱلْقُدُّوسِ</text:span>)</text:p>
        </text:list-item>
        <text:list-item>
          <text:p text:style-name="P153">Teaches them the law. (<text:span text:style-name="T17">ٱلْعَزِيزُ</text:span>)</text:p>
        </text:list-item>
        <text:list-item>
          <text:p text:style-name="P154">Teaches them wisdom. (<text:span text:style-name="T17">ٱلْحَكِيمُ</text:span>)</text:p>
          <text:list>
            <text:list-header>
              <text:h text:style-name="P138" text:outline-level="2"><text:bookmark-start text:name="__RefHeading___Toc774_667590414"/><text:bookmark text:name="_wt9i9g5uarkc"/>Aya 3<text:bookmark-end text:name="__RefHeading___Toc774_667590414"/></text:h>
            </text:list-header>
          </text:list>
        </text:list-item>
      </text:list>
      <text:p text:style-name="P28">وَءَاخَرِينَ مِنْهُمْ لَمَّا يَلْحَقُوا بِهِمْ ۚ وَهُوَ ٱلْعَزِيزُ ٱلْحَكِيمُ ٣</text:p>
      <text:p text:style-name="Standard"/>
      <table:table table:name="Table9" table:style-name="Table9">
        <table:table-column table:style-name="Table9.A"/>
        <table:table-column table:style-name="Table9.B"/>
        <table:table-row table:style-name="Table9.1">
          <table:table-cell table:style-name="Table9.A1" office:value-type="string">
            <text:p text:style-name="P4">Words</text:p>
          </table:table-cell>
          <table:table-cell table:style-name="Table9.A1" office:value-type="string">
            <text:p text:style-name="P4">Meanings</text:p>
          </table:table-cell>
        </table:table-row>
        <table:table-row table:style-name="Table9.1">
          <table:table-cell table:style-name="Table9.A1" office:value-type="string">
            <text:p text:style-name="P25"><text:s/>وَءَاخَرِينَ مِنْهُمْ</text:p>
          </table:table-cell>
          <table:table-cell table:style-name="Table9.A1" office:value-type="string">
            <text:p text:style-name="P7">And those other than them</text:p>
            <text:p text:style-name="P7">Nahw: وَ + nasb creates <text:span text:style-name="T41">these types of meanings.</text:span></text:p>
          </table:table-cell>
        </table:table-row>
        <table:table-row table:style-name="Table9.1">
          <table:table-cell table:style-name="Table9.A1" office:value-type="string">
            <text:p text:style-name="P25"><text:s/>لَمَّا يَلْحَقُوا بِهِمْ</text:p>
          </table:table-cell>
          <table:table-cell table:style-name="Table9.A1" office:value-type="string">
            <text:p text:style-name="P7">Have not yet joined them</text:p>
            <text:p text:style-name="P7">Sarf: لَحِقَ يَلْحَقُ</text:p>
          </table:table-cell>
        </table:table-row>
        <table:table-row table:style-name="Table9.1">
          <table:table-cell table:style-name="Table9.A1" office:value-type="string">
            <text:p text:style-name="P25"><text:s/>وَهُوَ ٱلْعَزِيزُ ٱلْحَكِيمُ</text:p>
          </table:table-cell>
          <table:table-cell table:style-name="Table9.A1" office:value-type="string">
            <text:p text:style-name="P7">And he is the most authoritative, wise.</text:p>
          </table:table-cell>
        </table:table-row>
      </table:table>
      <text:h text:style-name="P139" text:outline-level="2"><text:bookmark-start text:name="__RefHeading___Toc1565_2040742974"/>Aya 4<text:bookmark-end text:name="__RefHeading___Toc1565_2040742974"/></text:h>
      <text:p text:style-name="Text_20_body">(Day 27 QH)</text:p>
      <text:p text:style-name="P124">ذَٰلِكَ فَضْلُ ٱللَّهِ يُؤْتِيهِ مَن يَشَآءُ ۚ وَٱللَّهُ ذُو ٱلْفَضْلِ ٱلْعَظِيمِ</text:p>
      <text:p text:style-name="P61"/>
      <table:table table:name="Table25" table:style-name="Table25">
        <table:table-column table:style-name="Table25.A"/>
        <table:table-column table:style-name="Table25.B"/>
        <table:table-row table:style-name="Table25.1">
          <table:table-cell table:style-name="Table25.A1" office:value-type="string">
            <text:p text:style-name="P5">Words</text:p>
          </table:table-cell>
          <table:table-cell table:style-name="Table25.A1" office:value-type="string">
            <text:p text:style-name="P5">Meanings</text:p>
          </table:table-cell>
        </table:table-row>
        <table:table-row table:style-name="Table25.1">
          <table:table-cell table:style-name="Table25.A1" office:value-type="string">
            <text:p text:style-name="P61">ذَٰلِكَ فَضْلُ ٱللَّهِ</text:p>
          </table:table-cell>
          <table:table-cell table:style-name="Table25.A1" office:value-type="string">
            <text:p text:style-name="P112">This is the favor of Allah.</text:p>
          </table:table-cell>
        </table:table-row>
        <table:table-row table:style-name="Table25.1">
          <table:table-cell table:style-name="Table25.A1" office:value-type="string">
            <text:p text:style-name="P61"><text:s/>يُؤْتِيهِ مَن يَشَآءُ</text:p>
          </table:table-cell>
          <table:table-cell table:style-name="Table25.A1" office:value-type="string">
            <text:p text:style-name="P112">He gives it to whomever he wants.</text:p>
          </table:table-cell>
        </table:table-row>
        <table:table-row table:style-name="Table25.1">
          <table:table-cell table:style-name="Table25.A1" office:value-type="string">
            <text:p text:style-name="P61"><text:s/>وَٱللَّهُ ذُو ٱلْفَضْلِ ٱلْعَظِيمِ</text:p>
          </table:table-cell>
          <table:table-cell table:style-name="Table25.A1" office:value-type="string">
            <text:p text:style-name="P112">And Allah <text:span text:style-name="T132">i</text:span>s the possessor of great favor<text:span text:style-name="T133">s</text:span><text:span text:style-name="T134">(bounty)</text:span>.</text:p>
          </table:table-cell>
        </table:table-row>
      </table:table>
      <text:p text:style-name="P61"/>
      <text:h text:style-name="P131" text:outline-level="1"><text:bookmark-start text:name="__RefHeading___Toc801_1932017071"/>Day 22-<text:span text:style-name="T135">28 (JUMLA)</text:span><text:bookmark-end text:name="__RefHeading___Toc801_1932017071"/></text:h>
      <text:p text:style-name="Text_20_body"><text:bookmark-start text:name="__RefHeading___Toc803_1932017071"/>Sentence structure. (<text:span text:style-name="T18">جُمْل</text:span>)<text:bookmark-end text:name="__RefHeading___Toc803_1932017071"/></text:p>
      <text:h text:style-name="Heading_20_2" text:outline-level="2"><text:bookmark-start text:name="__RefHeading___Toc1431_2702452866"/><text:span text:style-name="T18">جُمْلَةٌ اِسْمِيَةٌ</text:span> <text:span text:style-name="T125">(Jumla Ismia)</text:span><text:bookmark-end text:name="__RefHeading___Toc1431_2702452866"/></text:h>
      <table:table table:name="Table15" table:style-name="Table15">
        <table:table-column table:style-name="Table15.A"/>
        <table:table-column table:style-name="Table15.B"/>
        <table:table-row>
          <table:table-cell table:style-name="Table15.A1" office:value-type="string">
            <text:p text:style-name="P77">مُبْتَدَ<text:span text:style-name="T149">أٌ</text:span></text:p>
          </table:table-cell>
          <table:table-cell table:style-name="Table15.B1" office:value-type="string">
            <text:list text:style-name="L1">
              <text:list-item>
                <text:p text:style-name="P177">Subject.<text:span text:style-name="T36"> The topic</text:span></text:p>
              </text:list-item>
              <text:list-item>
                <text:p text:style-name="P178">Always rafa’ or nasab fragment. <text:span text:style-name="T108">(okay not always :D)</text:span></text:p>
              </text:list-item>
              <text:list-item>
                <text:p text:style-name="P181">Usually proper.</text:p>
              </text:list-item>
              <text:list-item>
                <text:p text:style-name="P181">Usually in the beginning.</text:p>
              </text:list-item>
            </text:list>
          </table:table-cell>
        </table:table-row>
        <table:table-row>
          <table:table-cell table:style-name="Table15.A2" office:value-type="string">
            <text:p text:style-name="P77">خَبَر</text:p>
          </table:table-cell>
          <table:table-cell table:style-name="Table15.B2" office:value-type="string">
            <text:list text:style-name="L2">
              <text:list-item>
                <text:p text:style-name="P179">Predicate. <text:span text:style-name="T85">I</text:span>nformation ab<text:span text:style-name="T38">o</text:span>ut the subject.</text:p>
              </text:list-item>
              <text:list-item>
                <text:p text:style-name="P179">Rafa’ and usually <text:span text:style-name="T85">common</text:span>.</text:p>
              </text:list-item>
              <text:list-item>
                <text:p text:style-name="P182">Nasab for special reasons.</text:p>
              </text:list-item>
            </text:list>
          </table:table-cell>
        </table:table-row>
        <table:table-row>
          <table:table-cell table:style-name="Table15.A2" office:value-type="string">
            <text:p text:style-name="P77">مُتَعَلِّق بِالخَبَر</text:p>
          </table:table-cell>
          <table:table-cell table:style-name="Table15.B2" office:value-type="string">
            <text:list text:style-name="L3">
              <text:list-item>
                <text:p text:style-name="P180">2<text:span text:style-name="T37">nd</text:span> predicate. <text:span text:style-name="T89">I</text:span>nformation <text:span text:style-name="T89">About خبر</text:span> <text:span text:style-name="T88">(related to the خبر )</text:span></text:p>
              </text:list-item>
              <text:list-item>
                <text:p text:style-name="P183"><text:span text:style-name="T86">Jarr majroor or s</text:span>pecial mudaff <text:span text:style-name="T87">(of time and place only)</text:span> fragment.</text:p>
              </text:list-item>
            </text:list>
          </table:table-cell>
        </table:table-row>
      </table:table>
      <text:p text:style-name="P76"/>
      <text:p text:style-name="P79"><text:span text:style-name="T90">Note: </text:span>If there’s no خبر in a sentence <text:span text:style-name="T99">it is understood with common sense.</text:span></text:p>
      <table:table table:name="Table19" table:style-name="Table19">
        <table:table-column table:style-name="Table19.A"/>
        <table:table-column table:style-name="Table19.B"/>
        <table:table-row>
          <table:table-cell table:style-name="Table19.A1" office:value-type="string">
            <text:p text:style-name="P80">أَحْمَ<text:span text:style-name="T100">دُ </text:span><text:s/>فِي المَسْجِدِ</text:p>
            <text:p text:style-name="P80"/>
            <text:p text:style-name="P80">Ahmad is in the mosque.</text:p>
          </table:table-cell>
          <table:table-cell table:style-name="Table19.A1" office:value-type="string">
            <text:p text:style-name="P96">Here the خبر is missing.</text:p>
            <text:p text:style-name="P81">But it’s just short version of “Ahmad is ___ in the mosque”.</text:p>
            <text:list text:style-name="L4">
              <text:list-item>
                <text:p text:style-name="P184">sitting</text:p>
              </text:list-item>
              <text:list-item>
                <text:p text:style-name="P184">praying</text:p>
              </text:list-item>
              <text:list-item>
                <text:p text:style-name="P184">...</text:p>
              </text:list-item>
            </text:list>
          </table:table-cell>
        </table:table-row>
      </table:table>
      <table:table table:name="Table20" table:style-name="Table20">
        <table:table-column table:style-name="Table20.A"/>
        <table:table-column table:style-name="Table20.B"/>
        <table:table-row>
          <table:table-cell table:style-name="Table20.A1" office:value-type="string">
            <text:p text:style-name="P81">الحَمدُ لِلَّهِ</text:p>
          </table:table-cell>
          <table:table-cell table:style-name="Table20.A1" office:value-type="string">
            <text:p text:style-name="P81">All praises and gratitude are ___ of Allah.</text:p>
            <text:list text:style-name="L5">
              <text:list-item>
                <text:p text:style-name="P185">Right </text:p>
              </text:list-item>
              <text:list-item>
                <text:p text:style-name="P185">Property</text:p>
              </text:list-item>
              <text:list-item>
                <text:p text:style-name="P185">...</text:p>
              </text:list-item>
            </text:list>
          </table:table-cell>
        </table:table-row>
      </table:table>
      <text:p text:style-name="P97"><text:span text:style-name="T101">Note:</text:span> خبر is not only the 2<text:span text:style-name="T37">nd</text:span> مرفوع <text:span text:style-name="T75">(Rafa’)</text:span><text:span text:style-name="T71"> </text:span>but it has to be more information about the مُبْتَد<text:span text:style-name="T149">أ</text:span> </text:p>
      <text:p text:style-name="P98"><text:span text:style-name="T42">بَيَان : </text:span><text:span text:style-name="T62">It</text:span> Clarifies things. </text:p>
      <text:p text:style-name="P99">Like if I say “I met your brother.” You will thing think which one. Then I </text:p>
      <text:p text:style-name="P99">clarify it by saying “I met your brother <text:span text:style-name="T109">Jon</text:span>” <text:span text:style-name="T102">Here “Jon” is the بيان </text:span></text:p>
      <text:p text:style-name="P53"/>
      <text:p text:style-name="P155">Mubtada and Khabar are like math.</text:p>
      <text:p text:style-name="P125">Mubtada = Khabar</text:p>
      <text:p text:style-name="P53"><text:span text:style-name="T55">It’s like</text:span><text:span text:style-name="T65"> in</text:span><text:span text:style-name="T55"> math </text:span><text:span text:style-name="T64">x</text:span><text:span text:style-name="T63"> = </text:span><text:span text:style-name="T64">y</text:span><text:span text:style-name="T63">. Pen = small or pen is small.</text:span></text:p>
      <table:table table:name="Table21" table:style-name="Table21">
        <table:table-column table:style-name="Table21.A" table:number-columns-repeated="3"/>
        <table:table-row>
          <table:table-cell table:style-name="Table21.A1" table:number-columns-spanned="2" office:value-type="string">
            <text:p text:style-name="P55">Sentence 2/ khabar</text:p>
          </table:table-cell>
          <table:covered-table-cell/>
          <table:table-cell table:style-name="Table21.C1" office:value-type="string">
            <text:p text:style-name="P55"/>
          </table:table-cell>
        </table:table-row>
        <table:table-row>
          <table:table-cell table:style-name="Table21.A2" office:value-type="string">
            <text:p text:style-name="P55">عِلْمُ السَّاعَةِ</text:p>
          </table:table-cell>
          <table:table-cell table:style-name="Table21.A2" office:value-type="string">
            <text:p text:style-name="P55">عِنْدَهُ</text:p>
          </table:table-cell>
          <table:table-cell table:style-name="Table21.C2" office:value-type="string">
            <text:p text:style-name="P90">إِنَّ اللَّهَ</text:p>
          </table:table-cell>
        </table:table-row>
        <table:table-row>
          <table:table-cell table:style-name="Table21.A2" office:value-type="string">
            <text:p text:style-name="P56">مُبْتَدَ<text:span text:style-name="T151">أ</text:span></text:p>
          </table:table-cell>
          <table:table-cell table:style-name="Table21.A2" office:value-type="string">
            <text:p text:style-name="P56">مُتَعَلِّق بِالخَبَر</text:p>
          </table:table-cell>
          <table:table-cell table:style-name="Table21.C2" office:value-type="string">
            <text:p text:style-name="P78">مُبْتَدَ<text:span text:style-name="T150">أ</text:span></text:p>
          </table:table-cell>
        </table:table-row>
      </table:table>
      <text:p text:style-name="P54"/>
      <text:p text:style-name="P91">You can think of it عِنْدَهُ عِلْمُ السَّاعَةِ as another sentence inside and as a giant خَبَر for the إِنَّ اللَّهَ</text:p>
      <text:p text:style-name="P92"/>
      <text:h text:style-name="Heading_20_2" text:outline-level="2"><text:bookmark-start text:name="__RefHeading___Toc1404_2702452866"/>Early K or MBK and late M or <text:span text:style-name="T110">K </text:span><text:span text:style-name="T119">lavels.</text:span><text:bookmark-end text:name="__RefHeading___Toc1404_2702452866"/></text:h>
      <text:p text:style-name="P92">If a K or MBK comes earlier than expected it’s called مُقَدَّم<text:span text:style-name="T111">ٌ</text:span> (early)</text:p>
      <text:p text:style-name="P93">If a M or K comes later than expected it’s called مُؤَجَّر<text:span text:style-name="T111">ٌ</text:span></text:p>
      <text:h text:style-name="P140" text:outline-level="2" text:is-list-header="true"><text:bookmark-start text:name="__RefHeading___Toc1408_2702452866"/><text:span text:style-name="T18">جُمْلَةٌ </text:span><text:span text:style-name="T23">فِعْلِيَّةٌ</text:span> <text:span text:style-name="T125">(</text:span>Jumla Fe’<text:span text:style-name="T124">ilia</text:span><text:span text:style-name="T126">)</text:span><text:bookmark-end text:name="__RefHeading___Toc1408_2702452866"/></text:h>
      <text:p text:style-name="P105">When there is a فعل in a sentence that is Jumla Fe’ilia</text:p>
      <text:p text:style-name="P104">There are 4 parts</text:p>
      <table:table table:name="Table22" table:style-name="Table22">
        <table:table-column table:style-name="Table22.A"/>
        <table:table-column table:style-name="Table22.B"/>
        <table:table-row>
          <table:table-cell table:style-name="Table22.A1" office:value-type="string">
            <text:p text:style-name="P107">فعل</text:p>
          </table:table-cell>
          <table:table-cell table:style-name="Table22.B1" office:value-type="string">
            <text:p text:style-name="P106">It <text:span text:style-name="T122">can</text:span> be:</text:p>
            <text:list text:style-name="L6">
              <text:list-item>
                <text:p text:style-name="P186">Past or Past passive</text:p>
              </text:list-item>
              <text:list-item>
                <text:p text:style-name="P186">Present or present passive</text:p>
              </text:list-item>
              <text:list-item>
                <text:p text:style-name="P186">Forbid or command</text:p>
              </text:list-item>
            </text:list>
          </table:table-cell>
        </table:table-row>
        <table:table-row>
          <table:table-cell table:style-name="Table22.A2" office:value-type="string">
            <text:p text:style-name="P107">فاعل</text:p>
          </table:table-cell>
          <table:table-cell table:style-name="Table22.B2" office:value-type="string">
            <text:p text:style-name="P108">It cat <text:span text:style-name="T121">be </text:span>inside or outside فاعل (dower).</text:p>
          </table:table-cell>
        </table:table-row>
        <table:table-row>
          <table:table-cell table:style-name="Table22.A2" office:value-type="string">
            <text:p text:style-name="P107">مَفعول</text:p>
          </table:table-cell>
          <table:table-cell table:style-name="Table22.B2" office:value-type="string">
            <text:p text:style-name="P108">It’s in ن<text:span text:style-name="T123">َ</text:span>ص<text:span text:style-name="T123">َ</text:span>ب status.</text:p>
          </table:table-cell>
        </table:table-row>
        <table:table-row>
          <table:table-cell table:style-name="Table22.A2" office:value-type="string">
            <text:p text:style-name="P107">متعلق بالفعل</text:p>
          </table:table-cell>
          <table:table-cell table:style-name="Table22.B2" office:value-type="string">
            <text:p text:style-name="P108">It cat only be جار<text:span text:style-name="T120">ّ</text:span> and مَجْرُور</text:p>
          </table:table-cell>
        </table:table-row>
      </table:table>
      <text:p text:style-name="P94"><text:span text:style-name="T90">Note:</text:span> The order can vary. But فعل will always come before فاعل</text:p>
      <text:h text:style-name="Heading_20_2" text:outline-level="2"><text:bookmark-start text:name="__RefHeading___Toc1567_2040742974"/>L<text:span text:style-name="T130">a</text:span>b<text:span text:style-name="T130">e</text:span>ls of <text:span text:style-name="T18">مَفْعُول</text:span> in <text:span text:style-name="T128">JF</text:span><text:bookmark-end text:name="__RefHeading___Toc1567_2040742974"/><text:span text:style-name="T24"/></text:h>
      <table:table table:name="Table24" table:style-name="Table24">
        <table:table-column table:style-name="Table24.A"/>
        <table:table-column table:style-name="Table24.B"/>
        <table:table-row>
          <table:table-cell table:style-name="Table24.A1" office:value-type="string">
            <text:p text:style-name="P111">مفعول بِهِ</text:p>
          </table:table-cell>
          <table:table-cell table:style-name="Table24.B1" office:value-type="string">
            <text:p text:style-name="P110">Who or what</text:p>
          </table:table-cell>
        </table:table-row>
        <table:table-row>
          <table:table-cell table:style-name="Table24.A2" office:value-type="string">
            <text:p text:style-name="P111">مفعول فِهِ</text:p>
          </table:table-cell>
          <table:table-cell table:style-name="Table24.B2" office:value-type="string">
            <text:p text:style-name="P110">When or where</text:p>
          </table:table-cell>
        </table:table-row>
        <table:table-row>
          <table:table-cell table:style-name="Table24.A2" office:value-type="string">
            <text:p text:style-name="P111">مفعول لَهُ</text:p>
          </table:table-cell>
          <table:table-cell table:style-name="Table24.B2" office:value-type="string">
            <text:p text:style-name="P110">Why</text:p>
          </table:table-cell>
        </table:table-row>
        <table:table-row>
          <table:table-cell table:style-name="Table24.A2" office:value-type="string">
            <text:p text:style-name="P111">مفعول حَال</text:p>
          </table:table-cell>
          <table:table-cell table:style-name="Table24.B2" office:value-type="string">
            <text:p text:style-name="P110">How </text:p>
          </table:table-cell>
        </table:table-row>
        <table:table-row>
          <table:table-cell table:style-name="Table24.A2" office:value-type="string">
            <text:p text:style-name="P111">مفعول مُتْلَق</text:p>
          </table:table-cell>
          <table:table-cell table:style-name="Table24.B2" office:value-type="string">
            <text:p text:style-name="P110">Emphasis. <text:s/>Same <text:span text:style-name="T129">root letter</text:span> or <text:span text:style-name="T129">related</text:span> meaning <text:span text:style-name="T129">مَصْدَر as the فعل</text:span></text:p>
          </table:table-cell>
        </table:table-row>
      </table:table>
      <text:h text:style-name="P141" text:outline-level="2"><text:bookmark-start text:name="__RefHeading___Toc1569_2040742974"/><text:span text:style-name="T18">الإِثْبَاتُ عَلَي غَيْرِ الفَاعِلِ </text:span><text:span text:style-name="T24">(</text:span><text:span text:style-name="T25">Hinting Someone other than the Faa’il</text:span><text:span text:style-name="T24">):</text:span><text:bookmark-end text:name="__RefHeading___Toc1569_2040742974"/></text:h>
      <table:table table:name="Table23" table:style-name="Table23">
        <table:table-column table:style-name="Table23.A"/>
        <table:table-column table:style-name="Table23.B"/>
        <table:table-column table:style-name="Table23.C"/>
        <table:table-row>
          <table:table-cell table:style-name="Table23.A1" office:value-type="string">
            <text:p text:style-name="P109">خَلَقَ اللَّهُ</text:p>
          </table:table-cell>
          <table:table-cell table:style-name="Table23.A1" office:value-type="string">
            <text:p text:style-name="P109">Allah Created.</text:p>
          </table:table-cell>
          <table:table-cell table:style-name="Table23.C1" office:value-type="string">
            <text:p text:style-name="P109">Answering: Who created? <text:span text:style-name="T131">(JF)</text:span></text:p>
          </table:table-cell>
        </table:table-row>
        <table:table-row>
          <table:table-cell table:style-name="Table23.A2" office:value-type="string">
            <text:p text:style-name="P109">اللَّهُ خَلَقَ</text:p>
          </table:table-cell>
          <table:table-cell table:style-name="Table23.A2" office:value-type="string">
            <text:p text:style-name="P109">Allah, he created.</text:p>
          </table:table-cell>
          <table:table-cell table:style-name="Table23.C2" office:value-type="string">
            <text:p text:style-name="P109">Refuting someone saying “Someone <text:span text:style-name="T127">or something </text:span>else created” <text:span text:style-name="T131">(JI)</text:span></text:p>
          </table:table-cell>
        </table:table-row>
      </table:table>
      <text:h text:style-name="P142" text:outline-level="2"><text:bookmark-start text:name="__RefHeading___Toc1571_2040742974"/><text:soft-page-break/><text:span text:style-name="T18">كَانَ</text:span> (<text:span text:style-name="T136">He was) For past </text:span><text:span text:style-name="T143">Jumla Ismia</text:span><text:bookmark-end text:name="__RefHeading___Toc1571_2040742974"/></text:h>
      <table:table table:name="Table26" table:style-name="Table26">
        <table:table-column table:style-name="Table26.A" table:number-columns-repeated="3"/>
        <table:table-row>
          <table:table-cell table:style-name="Table26.A1" office:value-type="string">
            <text:p text:style-name="P116">كَانُوا</text:p>
          </table:table-cell>
          <table:table-cell table:style-name="Table26.A1" office:value-type="string">
            <text:p text:style-name="P116">كَانَا</text:p>
          </table:table-cell>
          <table:table-cell table:style-name="Table26.C1" office:value-type="string">
            <text:p text:style-name="P116">كَانَ</text:p>
          </table:table-cell>
        </table:table-row>
        <table:table-row>
          <table:table-cell table:style-name="Table26.A2" office:value-type="string">
            <text:p text:style-name="P116">كُنَّ</text:p>
          </table:table-cell>
          <table:table-cell table:style-name="Table26.A2" office:value-type="string">
            <text:p text:style-name="P116">كَانَتَ</text:p>
          </table:table-cell>
          <table:table-cell table:style-name="Table26.C2" office:value-type="string">
            <text:p text:style-name="P116">كَنَتْ</text:p>
          </table:table-cell>
        </table:table-row>
        <table:table-row>
          <table:table-cell table:style-name="Table26.A2" office:value-type="string">
            <text:p text:style-name="P116">كُنْتُمْ</text:p>
          </table:table-cell>
          <table:table-cell table:style-name="Table26.A2" office:value-type="string">
            <text:p text:style-name="P116">كُنْتُمَا</text:p>
          </table:table-cell>
          <table:table-cell table:style-name="Table26.C2" office:value-type="string">
            <text:p text:style-name="P116">كُنْتَ</text:p>
          </table:table-cell>
        </table:table-row>
        <table:table-row>
          <table:table-cell table:style-name="Table26.A2" office:value-type="string">
            <text:p text:style-name="P116">كُنْتُنَّ</text:p>
          </table:table-cell>
          <table:table-cell table:style-name="Table26.A2" office:value-type="string">
            <text:p text:style-name="P116">كُنْتُمَا</text:p>
          </table:table-cell>
          <table:table-cell table:style-name="Table26.C2" office:value-type="string">
            <text:p text:style-name="P116">كُنْتِ</text:p>
          </table:table-cell>
        </table:table-row>
        <table:table-row>
          <table:table-cell table:style-name="Table26.A2" table:number-columns-spanned="2" office:value-type="string">
            <text:p text:style-name="P116">كُنَّا</text:p>
          </table:table-cell>
          <table:covered-table-cell/>
          <table:table-cell table:style-name="Table26.C2" office:value-type="string">
            <text:p text:style-name="P116">كُنْتُ</text:p>
          </table:table-cell>
        </table:table-row>
      </table:table>
      <text:p text:style-name="P113"/>
      <text:p text:style-name="P114">Dower -&gt; <text:s/>اسْمُ كَانَ <text:s/><text:span text:style-name="T138">(</text:span><text:span text:style-name="T142">inside or </text:span><text:span text:style-name="T138">after and </text:span><text:span text:style-name="T141">مَرْفُوع</text:span><text:span text:style-name="T138">)</text:span></text:p>
      <text:p text:style-name="P114">مَفْعُول <text:s/>-&gt; <text:s/>“<text:span text:style-name="T137">Khabar of kana” </text:span><text:span text:style-name="T138">(</text:span><text:span text:style-name="T141">مَنْصُوب</text:span><text:span text:style-name="T138">)</text:span></text:p>
      <text:p text:style-name="P114"/>
      <text:h text:style-name="Heading_20_2" text:outline-level="2"><text:bookmark-start text:name="__RefHeading___Toc1573_2040742974"/>Complete and Incomplete Fai’l<text:bookmark-end text:name="__RefHeading___Toc1573_2040742974"/></text:h>
      <text:p text:style-name="P115"><text:span text:style-name="T139">Complete Fai’ls </text:span>are those which don’t requ<text:span text:style-name="T140">i</text:span>re any further explanations. Like: he helped, he ate etc.</text:p>
      <text:p text:style-name="P115"><text:span text:style-name="T139">Incomplete Fai’l</text:span> are those which do require further explanations. Like: he was, he remain, he is still etc.</text:p>
      <text:h text:style-name="P129" text:outline-level="1"><text:bookmark-start text:name="__RefHeading___Toc1624_431225465"/>Day 29 Organized Notes <text:span text:style-name="T152">on </text:span>Jumla<text:bookmark-end text:name="__RefHeading___Toc1624_431225465"/></text:h>
      <text:h text:style-name="Heading_20_2" text:outline-level="2"><text:bookmark-start text:name="__RefHeading___Toc1626_431225465"/>Jumla Ismi<text:span text:style-name="T146">yy</text:span>a<text:span text:style-name="T146">h</text:span><text:bookmark-end text:name="__RefHeading___Toc1626_431225465"/></text:h>
      <text:p text:style-name="P120">There are 3 parts: Mubtada’, Khabar and Mutaallik bil khabar</text:p>
      <text:p text:style-name="P119"><text:span text:style-name="T145">A. </text:span>Mubtada <text:span text:style-name="T144">(مُبْتَدَأٌ)</text:span></text:p>
      <text:list text:style-name="L9">
        <text:list-item>
          <text:p text:style-name="P156">First rafa’ and usually proper.</text:p>
        </text:list-item>
        <text:list-item>
          <text:p text:style-name="P156">Harf of nasab and it’s ism.</text:p>
        </text:list-item>
        <text:list-item>
          <text:p text:style-name="P156">Kana <text:span text:style-name="T147">or it’s cousins</text:span> and it’s ism.</text:p>
        </text:list-item>
        <text:list-item>
          <text:p text:style-name="P156"><text:span text:style-name="T145">Mubtada</text:span> the topic.</text:p>
        </text:list-item>
        <text:list-item>
          <text:p text:style-name="P156">There can be multiple mubtadas.</text:p>
        </text:list-item>
        <text:list-item>
          <text:p text:style-name="P157">When it’s delayed it’s called مُبْتَدَأٌ مُأَخَّرٌ</text:p>
        </text:list-item>
      </text:list>
      <text:p text:style-name="P121">B. Khabar <text:span text:style-name="T144">(خَبَرٌ)</text:span></text:p>
      <text:list text:style-name="L10">
        <text:list-item>
          <text:p text:style-name="P158">It’s information about the mubtada.</text:p>
        </text:list-item>
        <text:list-item>
          <text:p text:style-name="P159">It’s suppose to be common and rafa’.</text:p>
        </text:list-item>
        <text:list-item>
          <text:p text:style-name="P160">The only time it’s nasab when kana is the mubtada.</text:p>
        </text:list-item>
        <text:list-item>
          <text:p text:style-name="P160">It’s never a pronoun or a isolated pointer.</text:p>
        </text:list-item>
        <text:list-item>
          <text:p text:style-name="P160">It can be a fai’l</text:p>
        </text:list-item>
      </text:list>
      <text:list text:style-name="L11">
        <text:list-item>
          <text:list>
            <text:list-item>
              <text:p text:style-name="P161">When it’s a fai’l the rest of the sentence is Jumla Fai’liyyah</text:p>
            </text:list-item>
            <text:list-item>
              <text:p text:style-name="P162">Khabar is the entire Jumla Fa’liyyah.</text:p>
            </text:list-item>
          </text:list>
        </text:list-item>
      </text:list>
      <text:p text:style-name="P122"/>
      <text:p text:style-name="P123">C. Muta’alliq Bil Khabar (مُتَعَلِّقُ بالخَبَرِ)</text:p>
      <text:list text:style-name="L12">
        <text:list-item>
          <text:p text:style-name="P163">MBK means related to the khabar. It’s more information about the khabar. In grammar we assume there is always a khabar, if it’s not said it’s understood.</text:p>
        </text:list-item>
        <text:list-item>
          <text:p text:style-name="P163">MBK can only be of two kinds</text:p>
        </text:list-item>
      </text:list>
      <text:list text:style-name="L13">
        <text:list-item>
          <text:list>
            <text:list-item>
              <text:p text:style-name="P164">A chain starting with HOJ.</text:p>
            </text:list-item>
            <text:list-item>
              <text:p text:style-name="P164">A chain starting with special isms of time and place (pg: 31)</text:p>
            </text:list-item>
          </text:list>
        </text:list-item>
      </text:list>
      <text:p text:style-name="P123"/>
      <text:p text:style-name="P123"><text:soft-page-break/>D. Sequence</text:p>
      <text:list text:style-name="L14">
        <text:list-item>
          <text:p text:style-name="P165">The normal order is Mubtada<text:span text:style-name="T148">(proper or common for special reasons)</text:span>, Khabar<text:span text:style-name="T148">(common or proper for special reasons)</text:span> and MBK<text:span text:style-name="T148">(jaar majroor or special isms of time and place)</text:span>.</text:p>
        </text:list-item>
        <text:list-item>
          <text:p text:style-name="P166">If the sequence moves around then it creates special meanings like “only”, “specially” etc.</text:p>
        </text:list-item>
      </text:list>
      <text:p text:style-name="P123"/>
      <text:h text:style-name="Heading_20_2" text:outline-level="2"><text:bookmark-start text:name="__RefHeading___Toc1713_95252237"/>Jumla Fei’liyyah<text:bookmark-end text:name="__RefHeading___Toc1713_95252237"/></text:h>
      <text:list text:style-name="L15">
        <text:list-item>
          <text:p text:style-name="P167">The most important quality of JF is the fai’l is first and the faai’l is inside or somewhere in the rest of the sentence.</text:p>
        </text:list-item>
        <text:list-item>
          <text:p text:style-name="P167">JF has 4 pars</text:p>
          <text:list>
            <text:list-item>
              <text:p text:style-name="P167">Fai’l (present or present passive, past or past passive, command, forbidding)</text:p>
            </text:list-item>
            <text:list-item>
              <text:p text:style-name="P167">The faai’l or naa’ibul faai’l (نَائِبٌ)</text:p>
            </text:list-item>
            <text:list-item>
              <text:p text:style-name="P167"><text:s/>The Maf’ool (bihi, fihi, haal, mutlaq, lahoo, ma’hoo etc)</text:p>
            </text:list-item>
            <text:list-item>
              <text:p text:style-name="P167">Mutaa’liq bil fai’l (Always a jaar &amp; maajroor)</text:p>
            </text:list-item>
          </text:list>
        </text:list-item>
        <text:list-item>
          <text:p text:style-name="P168">Sequence: Fai’l, faai’l inside or right after, mafoo’l and MBF.</text:p>
        </text:list-item>
      </text:list>
      <text:h text:style-name="P132" text:outline-level="1">Day 32-33 <text:span text:style-name="T28">لَيْسَ</text:span><text:span text:style-name="T153"> and </text:span><text:span text:style-name="T28">ما</text:span><text:span text:style-name="T153"> </text:span><text:span text:style-name="T154">for negation</text:span></text:h>
      <text:h text:style-name="P143" text:outline-level="2">لَيْسَ <text:span text:style-name="T155">(he is not)</text:span></text:h>
      <text:list text:style-name="L16">
        <text:list-item>
          <text:p text:style-name="P170">Even though it’s congregated like a past tense it’s part of JI because it’s a <text:span text:style-name="T159">in compleat</text:span><text:span text:style-name="T160">e</text:span> fai’l.</text:p>
        </text:list-item>
        <text:list-item>
          <text:p text:style-name="P169">It’s congregated like كان </text:p>
        </text:list-item>
        <text:list-item>
          <text:p text:style-name="P169"><text:s/>It has outside or inside ism like <text:s/>كان</text:p>
        </text:list-item>
        <text:list-item>
          <text:p text:style-name="P171">It <text:span text:style-name="T157">can become</text:span> more <text:span text:style-name="T156">emphasized negation with ب jaiga. Event though it’s jaar majjroor </text:span><text:span text:style-name="T157">fragment </text:span><text:span text:style-name="T156">it’s considered mubtada fee mahalli rafa’.</text:span></text:p>
        </text:list-item>
      </text:list>
      <text:h text:style-name="P144" text:outline-level="2"><text:span text:style-name="T158">ما</text:span> <text:span text:style-name="T155">(is not)</text:span></text:h>
      <text:list text:style-name="L17">
        <text:list-item>
          <text:p text:style-name="P172"><text:span text:style-name="T29">I</text:span><text:span text:style-name="T18">t doesn’t have any pronoun inside it</text:span></text:p>
        </text:list-item>
        <text:list-item>
          <text:p text:style-name="P173">Like ليس it also have a <text:s/><text:span text:style-name="T156">emphasized </text:span>version with ب</text:p>
        </text:list-item>
      </text:list>
      <text:p text:style-name="P126"/>
      <text:h text:style-name="Heading_20_2" text:outline-level="2">Difference between <text:span text:style-name="T18">ليس</text:span> and <text:span text:style-name="T18">ما</text:span></text:h>
      <text:list text:style-name="L18">
        <text:list-item>
          <text:p text:style-name="P174">ليس is <text:span text:style-name="T161">for normal negation</text:span></text:p>
        </text:list-item>
        <text:list-item>
          <text:p text:style-name="P175">ليس <text:s/>and ب for confused listener</text:p>
        </text:list-item>
        <text:list-item>
          <text:p text:style-name="P175">ما is more than the previous (opponent)</text:p>
        </text:list-item>
        <text:list-item>
          <text:p text:style-name="P175">ما and ب really stressing the point.</text:p>
        </text:list-item>
      </text:list>
      <text:p text:style-name="P176">By knowing these we can more clearly understand Allah’s book.</text:p>
      <text:h text:style-name="P133" text:outline-level="1"><text:bookmark-start text:name="__RefHeading___Toc1081_2873520091"/>Question Hours: Important Ones.<text:bookmark-end text:name="__RefHeading___Toc1081_2873520091"/></text:h>
      <text:h text:style-name="Heading_20_2" text:outline-level="2"><text:bookmark-start text:name="__RefHeading___Toc1083_2873520091"/>Day 22: <text:span text:style-name="T18">سُبْحَانَ اللَّهِ وَبِحَمْدِهِ </text:span><text:span text:style-name="T26">Explanation</text:span><text:bookmark-end text:name="__RefHeading___Toc1083_2873520091"/></text:h>
      <text:p text:style-name="P73">If teacher said, “What are you drinking?”</text:p>
      <text:p text:style-name="P73">You said, “Water.”</text:p>
      <text:p text:style-name="P73">You actually said “I <text:span text:style-name="T112">a</text:span>m drinking water.” Sometimes one word has a <text:span text:style-name="T113">sentence</text:span> behind it. </text:p>
      <text:p text:style-name="P72">Here سبحانَ is نصب but there is no harf of nasab and there is no فعل . The Arabs says that there is a فعل but it’s understood.</text:p>
      <text:p text:style-name="Text_20_body"><text:span text:style-name="T46">أُ</text:span><text:span text:style-name="T45">سَبِّحُ</text:span><text:span text:style-name="T81"> </text:span>سُبْحَانَ اللَّهِ وَبِحَمْدِه <text:span text:style-name="T82"><text:s/></text:span></text:p>
      <text:p text:style-name="P75"><text:span text:style-name="T52">Nahw:</text:span><text:span text:style-name="T82"> </text:span><text:span text:style-name="T83">سبحان is a مصدر (idea) from the same root letters as the فعل <text:s/>and sometimes it’s added to the details. It’s called </text:span><text:span text:style-name="T82"><text:s/></text:span>الم<text:span text:style-name="T83">َ</text:span>ف<text:span text:style-name="T83">ْ</text:span>ع<text:span text:style-name="T83">ُ</text:span>ول الم<text:span text:style-name="T83">ُ</text:span>ط<text:span text:style-name="T83">ْ</text:span>ل<text:span text:style-name="T83">َ</text:span>ق <text:span text:style-name="T82">. It means:</text:span></text:p>
      <text:p text:style-name="P74">I declare Allah’s perfection like I declare nothing perfect <text:span text:style-name="T84">and with his praise.</text:span></text:p>
      <text:p text:style-name="P74"/>
      <text:h text:style-name="Heading_20_2" text:outline-level="2"><text:bookmark-start text:name="__RefHeading___Toc1100_2873520091"/>Day 23: <text:span text:style-name="T21">خَ</text:span><text:span text:style-name="T18">يرٌ</text:span> and <text:span text:style-name="T18">شَرٌّ </text:span><text:span text:style-name="T19">are comparative why?</text:span><text:bookmark-end text:name="__RefHeading___Toc1100_2873520091"/></text:h>
      <text:p text:style-name="P82">These <text:span text:style-name="T91">2 are comparatives. </text:span><text:span text:style-name="T114">First means</text:span><text:span text:style-name="T91"> better other one </text:span><text:span text:style-name="T114">means</text:span><text:span text:style-name="T91"> worse.</text:span></text:p>
      <text:p text:style-name="P86">But comparatives usually rime with أَكْبَرُ . <text:span text:style-name="T98">They were suppose to be</text:span></text:p>
      <text:p text:style-name="P102">أَخْرَرُ and أَشْرَرُ </text:p>
      <text:p text:style-name="P101">But for the ease of pronunciation Arabs made <text:span text:style-name="T115">those</text:span> like <text:span text:style-name="T115">that</text:span>.</text:p>
      <text:p text:style-name="P85"/>
      <text:p text:style-name="P85"/>
      <text:h text:style-name="Heading_20_2" text:outline-level="2"><text:bookmark-start text:name="__RefHeading___Toc1180_1030417925"/><text:soft-page-break/>Day 23: <text:span text:style-name="T92">Special mudaff can’t never be</text:span><text:bookmark-end text:name="__RefHeading___Toc1180_1030417925"/></text:h>
      <text:p text:style-name="P83">The victim of حرف نصب it can only be bitten by harf jaar. It looks <text:span text:style-name="T116">like </text:span>nasab tho.</text:p>
      <text:h text:style-name="Heading_20_2" text:outline-level="2"><text:bookmark-start text:name="__RefHeading___Toc1182_1030417925"/>Day 23: <text:span text:style-name="T92">Beauty of</text:span> <text:span text:style-name="T20">إِنَّ مَعَ العُسْرِ يُسْرًا <text:s/></text:span><text:span text:style-name="T27">Explaination</text:span><text:bookmark-end text:name="__RefHeading___Toc1182_1030417925"/></text:h>
      <text:p text:style-name="P87"><text:span text:style-name="T42">إِنَّ</text:span> <text:span text:style-name="T93">مَعَ العُسْرِ</text:span> <text:span text:style-name="T42">يُسْرًا <text:s text:c="2"/></text:span><text:span text:style-name="T60">Only</text:span><text:span text:style-name="T48"> </text:span><text:span text:style-name="T94">with difficulty</text:span><text:span text:style-name="T48"> </text:span><text:span text:style-name="T61">is</text:span><text:span text:style-name="T48"> great ease.</text:span></text:p>
      <text:p text:style-name="P89"><text:span text:style-name="T20">S</text:span><text:span text:style-name="T18">o ease </text:span><text:span text:style-name="T22">and</text:span><text:span text:style-name="T18"> difficulty comes in bundle.</text:span></text:p>
      <text:p text:style-name="P88"><text:span text:style-name="T48">N</text:span><text:span text:style-name="T47">ahw:</text:span></text:p>
      <text:p text:style-name="P84"><text:span text:style-name="T42">Type:</text:span> Here العُسْر is proper so it’s known. But يُسْر is common so it’s unknown and as it is common <text:span text:style-name="T117">therefore </text:span>meaning becomes great ease <text:span text:style-name="T118">(advanced).</text:span></text:p>
      <text:p text:style-name="P84"><text:span text:style-name="T95">Order:</text:span><text:span text:style-name="T96"> </text:span>We only count the order of the ims not the harf. So here <text:span text:style-name="T93">MBK</text:span> comes before the <text:span text:style-name="T42">Mubtada</text:span>. So the meaning will have “only” in it.</text:p>
      <text:p text:style-name="P8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pitch="variable"/>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family-generic="roman" style:font-pitch="variable"/>
    <style:font-face style:name="Lora2" svg:font-family="Lora" style:font-family-generic="system" style:font-pitch="variable"/>
    <style:font-face style:name="Noto Naskh Arabic" svg:font-family="'Noto Naskh Arabic'" style:font-family-generic="roman"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style:font-face style:name="SolaimanLipi" svg:font-family="SolaimanLipi"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ora1" fo:font-size="15pt" fo:language="none" fo:country="none" style:letter-kerning="false" style:font-name-asian="Lora2" style:font-size-asian="15pt" style:language-asian="zh" style:country-asian="CN" style:font-name-complex="KFGQPC Uthmanic Script HAFS" style:font-size-complex="1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ora1" fo:font-size="15pt" fo:language="none" fo:country="none" style:letter-kerning="false" style:font-name-asian="Lora2" style:font-size-asian="15pt" style:language-asian="zh" style:country-asian="CN" style:font-name-complex="KFGQPC Uthmanic Script HAFS" style:font-size-complex="15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KFGQPC Uthmanic Script HAFS" style:font-family-complex="'KFGQPC Uthmanic Script HAF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line-height="100%" fo:keep-together="always" fo:keep-with-next="always"/>
      <style:text-properties fo:color="#2b2a4c" loext:opacity="100%" style:font-name="Poppins" fo:font-family="Poppins" style:font-family-generic="roman" style:font-pitch="variable" fo:font-size="21pt" fo:font-weight="bold" style:font-name-asian="Poppins1" style:font-family-asian="Poppins" style:font-family-generic-asian="system" style:font-pitch-asian="variable" style:font-size-asian="21pt" style:font-weight-asian="bold" style:font-name-complex="Poppins1" style:font-family-complex="Poppins" style:font-family-generic-complex="system" style:font-pitch-complex="variable" style:font-size-complex="21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keep-with-next="always"/>
      <style:text-properties fo:color="#b31312" loext:opacity="100%" style:font-name="Lora Medium" fo:font-family="'Lora Medium'" style:font-family-generic="roman" style:font-pitch="variable" fo:font-size="17pt" style:font-name-asian="Lora Medium1" style:font-family-asian="'Lora Medium'" style:font-family-generic-asian="system" style:font-pitch-asian="variable" style:font-size-asian="17pt" style:font-name-complex="Lora Medium1" style:font-family-complex="'Lora Medium'" style:font-family-generic-complex="system" style:font-pitch-complex="variable" style:font-size-complex="17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23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127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ora1" fo:font-family="Lora" style:font-family-generic="roman" style:font-pitch="variable" style:font-name-asian="Lora2" style:font-family-asian="Lora" style:font-family-generic-asian="system" style:font-pitch-asian="variable" style:font-name-complex="Lora2" style:font-family-complex="Lora"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a0a0a0"/>
      <style:paragraph-properties fo:text-align="center"/>
    </style:style>
    <style:style style:name="MP2" style:family="paragraph">
      <loext:graphic-properties draw:fill="solid" draw:fill-color="#151515"/>
      <style:paragraph-properties fo:text-align="start"/>
      <style:text-properties fo:font-size="18pt"/>
    </style:style>
    <style:style style:name="MP3" style:family="paragraph">
      <style:paragraph-properties fo:text-align="center"/>
    </style:style>
    <style:style style:name="MP4" style:family="paragraph" style:parent-style-name="Standard">
      <style:paragraph-properties fo:margin-left="0.5in" fo:margin-right="0in" fo:text-indent="0in" style:auto-text-indent="false"/>
    </style:style>
    <style:style style:name="MT1" style:family="text">
      <style:text-properties fo:color="#cc0000" loext:opacity="100%" style:font-name="Poppins" fo:font-size="13pt" style:font-name-asian="Poppins1" style:font-size-asian="13pt" style:font-name-complex="Poppins1" style:font-size-complex="13pt"/>
    </style:style>
    <style:style style:name="MT2" style:family="text">
      <style:text-properties style:font-name="Poppins" fo:font-size="13pt" style:font-name-asian="Poppins1" style:font-size-asian="13pt" style:font-name-complex="Poppins1" style:font-size-complex="13pt"/>
    </style:style>
    <style:style style:name="MT3" style:family="text">
      <style:text-properties fo:color="#cc0000" loext:opacity="100%" style:font-name="Poppins" fo:font-size="12pt" style:font-name-asian="Poppins1" style:font-size-asian="12pt" style:font-name-complex="Poppins1" style:font-size-complex="12pt"/>
    </style:style>
    <style:style style:name="MT4" style:family="text">
      <style:text-properties style:font-name="Poppins" fo:font-size="12pt" style:font-name-asian="Poppins1" style:font-size-asian="12pt" style:font-name-complex="Poppins1" style:font-size-complex="12pt"/>
    </style:style>
    <style:style style:name="MT5" style:family="text">
      <style:text-properties fo:color="#a61c00" loext:opacity="100%" style:font-name="Poppins" fo:font-size="11pt" style:font-name-asian="Poppins1" style:font-size-asian="11pt" style:font-name-complex="Poppins1" style:font-size-complex="11pt"/>
    </style:style>
    <style:style style:name="MT6" style:family="text">
      <style:text-properties style:font-name="Poppins" fo:font-size="11pt" style:font-name-asian="Poppins1" style:font-size-asian="11pt" style:font-name-complex="Poppins1" style:font-size-complex="11pt"/>
    </style:style>
    <style:style style:name="MT7" style:family="text">
      <style:text-properties fo:font-size="12pt" style:font-size-asian="12pt" style:font-size-complex="12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Mgr2"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M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72in" fo:margin-left="0in" fo:margin-right="0in" fo:margin-bottom="0.432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Dream</text:span><text:span text:style-name="MT2"> Nahw</text:span></text:p>
        <text:p text:style-name="Standard"><draw:rect text:anchor-type="as-char" style:rel-width="100%" draw:z-index="1" draw:name="Shape1" draw:style-name="Mgr1" draw:text-style-name="MP1" svg:width="0.0012in" svg:height="0.0213in"><text:p/></draw:rect></text:p>
      </style:header>
      <style:footer>
        <text:p text:style-name="Standard"/>
      </style:footer>
    </style:master-page>
    <style:master-page style:name="First_20_Page" style:display-name="First Page" style:page-layout-name="Mpm1" draw:style-name="Mdp1" style:next-style-name="Standard">
      <style:header>
        <text:p text:style-name="Standard"><draw:custom-shape text:anchor-type="paragraph" draw:z-index="0" draw:name="Image1" draw:style-name="Mgr2" draw:text-style-name="MP2" svg:width="8.9378in" svg:height="12.0217in" svg:x="-0.1425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Standard"/>
      </style:footer>
    </style:master-page>
    <style:master-page style:name="Converted1" style:page-layout-name="Mpm2" draw:style-name="Mdp1">
      <style:header>
        <text:p text:style-name="Standard"><draw:rect text:anchor-type="as-char" draw:z-index="4" draw:name="Shape2" draw:style-name="Mgr3" draw:text-style-name="MP1" svg:width="0.0012in" svg:height="0.0213in"><text:p/></draw:rect></text:p>
      </style:header>
      <style:footer>
        <text:p text:style-name="Footer"/>
      </style:footer>
    </style:master-page>
    <style:master-page style:name="Converted2" style:page-layout-name="Mpm2" draw:style-name="Mdp1">
      <style:header>
        <text:p text:style-name="Standard"><text:span text:style-name="MT3">Dream</text:span><text:span text:style-name="MT4"> Nahw</text:span></text:p>
        <text:p text:style-name="Standard"><draw:line text:anchor-type="paragraph" draw:z-index="76" draw:name="Horizontal line 2" draw:style-name="Mgr4" draw:text-style-name="MP3" svg:x1="-0.0252in" svg:y1="0.0535in" svg:x2="7.2965in" svg:y2="0.0535in"><text:p/></draw:line><draw:rect text:anchor-type="as-char" style:rel-width="100%" draw:z-index="22" draw:name="Shape3" draw:style-name="Mgr1" draw:text-style-name="MP1" svg:width="0.0012in" svg:height="0.0213in"><text:p/></draw:rect></text:p>
      </style:header>
      <style:footer>
        <text:p text:style-name="Standard"><draw:line text:anchor-type="paragraph" draw:z-index="58" draw:name="Horizontal line 3" draw:style-name="Mgr4" draw:text-style-name="MP3" svg:x1="0.0193in" svg:y1="0.222in" svg:x2="7.3409in" svg:y2="0.222in"><text:p/></draw:line><draw:rect text:anchor-type="as-char" style:rel-width="100%" draw:z-index="40" draw:name="Shape4" draw:style-name="Mgr1" draw:text-style-name="MP1" svg:width="0.0012in" svg:height="0.0213in"><text:p/></draw:rect></text:p>
        <text:p text:style-name="MP4"><text:span text:style-name="MT5">Notes </text:span><text:span text:style-name="MT6">Page <text:s/></text:span><text:span text:style-name="MT7"><text:page-number text:select-page="current">18</text:page-number></text:span></text:p>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date>2023-07-08T11:47:24.550749674</dc:date>
    <dc:creator>Sakib</dc:creator>
    <meta:editing-duration>PT12H42M32S</meta:editing-duration>
    <meta:editing-cycles>189</meta:editing-cycles>
    <meta:document-statistic meta:table-count="26" meta:image-count="0" meta:object-count="0" meta:page-count="22" meta:paragraph-count="437" meta:word-count="2172" meta:character-count="11204" meta:non-whitespace-character-count="9486"/>
  </office:meta>
</office:document-meta>
</file>